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a0ded"/>
    </style:style>
    <style:style style:name="T1" style:family="text">
      <style:text-properties style:font-name="serif" fo:font-size="5.40000009536743pt"/>
    </style:style>
    <style:style style:name="T2" style:family="text">
      <style:text-properties style:font-name="serif" fo:font-size="4.80000019073486pt"/>
    </style:style>
    <style:style style:name="T3" style:family="text">
      <style:text-properties style:font-name="serif" fo:font-size="7.80000019073486pt"/>
    </style:style>
    <style:style style:name="T4" style:family="text">
      <style:text-properties style:font-name="sans-serif" fo:font-size="10.199999809265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Kapitel II</text:span><text:span text:style-name="T1"><text:line-break/></text:span><text:span text:style-name="T3">Die Lektion des Unwissenden</text:span><text:span text:style-name="T1"><text:line-break/>Landen wir also m it Telemach auf der Insel der Calypso. D rin<text:line-break/>gen wir mit einem dieser Besucher in die Höhle des Verrückten<text:line-break/>ein: in die Lehranstalt der Mademoiselle Marcellis in Löwen;<text:line-break/>bei M onsieur Deschuyfeleere, einem Schneider, aus dem er<text:line-break/>einen Latinisten gemacht hat; in die Offiziersausbildungsanstalt<text:line-break/>von Löwen, wo der Philosophenprinz Friedrich von Orani-<text:line-break/>en den Begründer des universellen Unterrichts damit beauf<text:line-break/>tragt hat die zukünftigen Militärausbilder auszubilden: „Stel<text:line-break/>len Sie sich Rekruten vor, die auf den Bänken sitzen und alle<text:line-break/>zusammen brumm en: Calypso</text:span><text:span text:style-name="T4">,</text:span><text:span text:style-name="T1">Calypso konnte etc. etc.; zwei<text:line-break/>Monate später konnten sie lesen, schreiben und rechnen (...)<text:line-break/>W ährend dieses Grundunterrichts lehrten wir den einen Eng<text:line-break/>lisch, den anderen Deutsch, jenen das Befestigungswesen, die<text:line-break/>sen die Chemie etc. etc.<text:line-break/>- Kann der G ründer das alles?<text:line-break/>- Ü berhaupt nicht, aber wir erklärten es ihm und ich versi<text:line-break/>chere Ihnen, dass er ganz schön von der Grundausbildung pro<text:line-break/>fitierte.<text:line-break/>- Aber ich durchschaue das nicht ganz, Sie können also alle<text:line-break/>Chemie?<text:line-break/>- Nein, aber wir bringen es uns bei und wir lehrten es ihn.<text:line-break/>Das ist der universelle Unterricht. Der Schüler macht den Lehr<text:line-break/>meister.“6<text:line-break/>Es gibt eine O rdnung der Verrücktheit, wie von jeder Sache.<text:line-break/>Fangen wir also mit dem Anfang an: Telemach. Alles ist in allem</text:span><text:span text:style-name="T4">,</text:span><text:span text:style-name="T1"><text:line-break/>sagt der Verrückte. Und der öffentliche Spott fügt hinzu: Und<text:line-break/>alles ist in Telemach. Denn Telemach ist anscheinend das Buch, mit dem<text:line-break/>man alles machen kann. Will der Schüler lesen lernen? Möchte </text:span></text:p>
      <text:p text:style-name="P1"><text:span text:style-name="T1">er Englisch oder D eutsch lernen, die K unst des Prozessierens<text:line-break/>oder die des Kämpfens? D er V errückte w ird ihm unerschütter<text:line-break/>lich einen Telemach in die H and drücken und der Schüler wird<text:line-break/>beginnen zu wiederholen: Calypso</text:span><text:span text:style-name="T4">,</text:span><text:span text:style-name="T1">Calypso konnte, Calypso konnte nicht<text:line-break/>und so weiter, bis er die vorgeschriebenen Bücher des Telemach<text:line-break/>auswendig kennt und die anderen erzählen kann. Von allem, was<text:line-break/>er lernt - die Form der Buchstaben, der Platz oder die Endun<text:line-break/>gen des W ortes, die Bilder, die Gedankengänge, die Gefühle der<text:line-break/>Figuren, die M orallektionen -, wird m an ihn bitten zu sprechen,<text:line-break/>zu sagen, was er sieht, was er denkt, was er damit macht. M an w ird nur<text:line-break/>eine unabdingbare Bedingung stellen: V on allem, was er sagt,<text:line-break/>muss er im Buch die M aterialität zeigen. M an w ird ihn bitten,<text:line-break/>unter denselben Bedingungen geordnete Aufsätze zu verfertigen<text:line-break/>und improvisierte Reden zu halten: Er muss die W örter und<text:line-break/>die W endungen des Buches verwenden, um seine Sätze zu bil<text:line-break/>den; er muss im Buch die Tatsachen zeigen, auf die sich sein Ge<text:line-break/>dankengang bezieht. Kurz, von allem, was er sagt, soll der<text:line-break/>Lehrmeister die Materialität im Buch verifizieren können.<text:line-break/>Die Insel des Buchs<text:line-break/>Das Buch. Telemach oder ein anderes. D er Zufall hat Jacotot<text:line-break/>den Telemach zur Verfügung gestellt, die B equem lichkeit hat<text:line-break/>ihm geraten, bei ihm zu bleiben. Telemach ist in viele Sprachen<text:line-break/>übersetzt und problem los in den B uchhandlungen erhältlich.<text:line-break/>Es ist nicht das M eisterw erk der französischen Sprache. Aber<text:line-break/>der Stil ist rein, der W ortschatz reich, die M oral streng. Man<text:line-break/>lernt dabei über M ythologie und G eographie. M an h ö rt dar<text:line-break/>in, durch die französische „Ü bersetzung“ h in d u rch , das La<text:line-break/>tein von Vergil und das G riechisch von H o m e r. K urz, es ist<text:line-break/>ein klassisches Buch, eines jener B ücher, in dem eine Sprache<text:line-break/>das W esentliche ihrer F orm en und ih re r Fähigkeiten zeigt.<text:line-break/>Ein Buch, das ein Ganges ist; ein Z en tru m , dem m an alles, was<text:line-break/>m an neu lernen wird, hinzufügen kann; ein Kreis, in dem man<text:line-break/>jedes dieser neuen Dinge verstehen kann, die M ittel finden kann<text:line-break/>zu sagen, was m an darin sieht, was m an d arü b er d en k t und<text:line-break/>32</text:span></text:p>
      <text:p text:style-name="P1"><text:span text:style-name="T1">was m an dam it m acht. Das ist das erste Prinzip des univer</text:span><text:line-break/><text:span text:style-name="T1">sellen U nterrichts: M an muss etwas lernen und darauf den</text:span><text:line-break/><text:span text:style-name="T1">ganzen Rest beziehen. U nd zuerst muss m an</text:span> <text:span text:style-name="T1">etwas</text:span> <text:span text:style-name="T1">lernen.</text:span><text:line-break/><text:span text:style-name="T1">W ürde der gesunde Hausverstand dasselbe sagen? D er gesun</text:span><text:line-break/><text:span text:style-name="T1">de H ausverstand vielleicht, aber die Alte sagt: Man muss</text:span> <text:span text:style-name="T1">diese</text:span><text:line-break/><text:span text:style-name="T1">Sache</text:span> <text:span text:style-name="T1">lernen und dann das und noch dieses andere. Auswahl,</text:span><text:line-break/><text:span text:style-name="T1">Fortschreiten, U nvollständigkeit, das sind ihre Prinzipien.</text:span><text:line-break/><text:span text:style-name="T1">M an lernt ein paar Regeln und einige Elemente, man wendet</text:span><text:line-break/><text:span text:style-name="T1">sie beim Lesen von ein paar ausgewählten Texten an; ein paar</text:span><text:line-break/><text:span text:style-name="T1">Ü bungen, die den erw orbenen Bruchstücken entsprechen.</text:span><text:line-break/><text:span text:style-name="T1">D ann geht man auf ein höheres Niveau über: andere Bruch</text:span><text:line-break/><text:span text:style-name="T1">stücke, anderes Buch, andere Übungen, anderer Professor, ...</text:span><text:line-break/><text:span text:style-name="T1">Auf jeder Etappe tut sich von neuem der Abgrund der U n</text:span><text:line-break/><text:span text:style-name="T1">wissenheit auf, den der Professor zuschüttet, bevor er einen</text:span><text:line-break/><text:span text:style-name="T1">neuen aufreißt. Die Fragmente fügen sich aneinander, Stücke,</text:span><text:line-break/><text:span text:style-name="T1">die losgelöst sind vom Wissen des Erklärenden, die den Schü</text:span><text:line-break/><text:span text:style-name="T1">ler im Schlepptau eines Lehrmeisters spazieren führen, den er</text:span><text:line-break/><text:span text:style-name="T1">nie erreichen wird. Das Buch ist niemals ganz, die Lektion nie</text:span><text:line-break/><text:span text:style-name="T1">mals beendet. D enn der Lehrmeister behält immer ein Wis</text:span><text:line-break/><text:span text:style-name="T1">sen zurück, das heißt eine Unwissenheit des Schülers.</text:span> <text:span text:style-name="T1">Das habe</text:span><text:line-break/><text:span text:style-name="T1">ich verstanden, sagt befriedigt der Schüler. -</text:span> <text:span text:style-name="T1">Sieglauben es, verbes</text:span><text:line-break/><text:span text:style-name="T1">sert ihn der Lehrmeister. Tatsächlich gibt es hier eine Schwie</text:span><text:line-break/><text:span text:style-name="T1">rigkeit, die ich Ihnen vorerst erspart habe. W ir werden sie er</text:span><text:line-break/><text:span text:style-name="T1">klären, wenn w ir bei der entsprechenden Lektion sind.</text:span> <text:span text:style-name="T1">Was be</text:span><text:line-break/><text:span text:style-name="T1">deutet das?,</text:span> <text:span text:style-name="T1">fragt der neugierige Schüler. -</text:span> <text:span text:style-name="T1">Ich könnte es Ihnen sagen</text:span><text:span text:style-name="T4">,</text:span><text:line-break/><text:span text:style-name="T1">antw ortet der Lehrmeister, aber das wäre voreilig, Sie verstün</text:span><text:line-break/><text:span text:style-name="T1">den es nicht. Man wird es Ihnen nächstes Jahr erklären. Im</text:span><text:line-break/><text:span text:style-name="T1">m er w ird eine Länge Vorsprung den Lehrmeister vom Schü</text:span><text:line-break/><text:span text:style-name="T1">ler trennen, der, um weiterzukom m en, immer das Bedürfnis</text:span><text:line-break/><text:span text:style-name="T1">spüren wird, einen anderen Lehrmeister und zusätzliche Er</text:span><text:line-break/><text:span text:style-name="T1">klärung zu benötigen. So führt der trium phierende Achilles</text:span><text:line-break/><text:span text:style-name="T1">den am Streitwagen angebundenen Leichnam H ektors um T ro</text:span><text:line-break/><text:span text:style-name="T1">ja. Das geordnete Fortschreiten des Wissens ist eine endlos wie</text:span><text:line-break/><text:span text:style-name="T1">derholte Verstümmelung. „Jeder Mensch, der unterrichtet w or</text:span><text:line-break/><text:span text:style-name="T1">den ist, ist nur die Hälfte eines M enschen.“7</text:span><text:line-break/><text:span text:style-name="T1">Fragen w ir nicht, ob der belehrte kleine M ann an dieser Ver</text:span><text:line-break/><text:span text:style-name="T1">stüm m elung leidet. Das Besondere des Systems ist, den Verlust</text:span><text:line-break/><text:span text:style-name="T1">33</text:span></text:p>
      <text:p text:style-name="P1"><text:soft-page-break/><text:span text:style-name="T1">in P rofit zu verw andeln. D er kleine M ann</text:span> <text:span text:style-name="T1">schreitet fort.</text:span> <text:span text:style-name="T1">M an hat</text:span><text:line-break/><text:span text:style-name="T1">ihn gelehrt, also hat er gelernt, also kan n er vergessen. H inter</text:span><text:line-break/><text:span text:style-name="T1">ihm tu t sich von neuem der A bgrund der U nw issenheit auf.</text:span><text:line-break/><text:span text:style-name="T1">A ber hier ist das W underbare der Sache: Diese U nw issenheit</text:span><text:line-break/><text:span text:style-name="T1">ist n u n m eh r die der anderen. Was er vergessen hat, hat er hin</text:span><text:line-break/><text:span text:style-name="T1">ter sich gelassen. E r braucht nicht m eh r zu buchstabieren und</text:span><text:line-break/><text:span text:style-name="T1">stottern wie die schwerfälligen Intelligenzen und die Kleinen</text:span><text:line-break/><text:span text:style-name="T1">in der Kinderklasse. M an ist kein Papagei in seiner Schule. Man</text:span><text:line-break/><text:span text:style-name="T1">belädt nicht sein G edächtnis, m an fo rm t seine Intelligenz.</text:span> <text:span text:style-name="T1">Ich</text:span><text:line-break/><text:span text:style-name="T1">habe verstanden, sagt der Kleine,</text:span> <text:span text:style-name="T1">ich bin kein Papagei.</text:span> <text:span text:style-name="T1">Je m ehr er</text:span><text:line-break/><text:span text:style-name="T1">vergisst, desto m ehr w ird es ihm offensichtlich, dass er ver</text:span><text:line-break/><text:span text:style-name="T1">steht. Je intelligenter er w ird, desto m eh r kann er von oben</text:span><text:line-break/><text:span text:style-name="T1">herab auf jene blicken, die er ü b erh o lt hat, die im V orzim m er</text:span><text:line-break/><text:span text:style-name="T1">des Wissens bleiben, vor dem stum m en Buch, die w iederho</text:span><text:line-break/><text:span text:style-name="T1">len, weil sie nicht intelligent genug sind zu</text:span> <text:span text:style-name="T1">verstehen.</text:span> <text:span text:style-name="T1">Dies ist das</text:span><text:line-break/><text:span text:style-name="T1">Genie der Erklärenden; das W esen, das sie erniedrigt haben,</text:span><text:line-break/><text:span text:style-name="T1">binden sie an sich durch das festeste Band im Land der Ver</text:span><text:line-break/><text:span text:style-name="T1">dum m ung: das Bewusstsein seiner Ü berlegenheit.</text:span><text:line-break/><text:span text:style-name="T1">Dieses Bewusstsein tö tet übrigens nicht die noblen Gefühle.</text:span><text:line-break/><text:span text:style-name="T1">D er unterrichtete kleine M ann w ird vielleicht g erührt sein von</text:span><text:line-break/><text:span text:style-name="T1">der U nw issenheit des Volkes und w ird an dessen Bildung mit-</text:span><text:line-break/><text:span text:style-name="T1">arbeiten wollen. E r w ird wissen, dass die Sache schwierig ist</text:span><text:line-break/><text:span text:style-name="T1">m it H irnen, die die R outine verhärtet oder die der M angel an</text:span><text:line-break/><text:span text:style-name="T1">M ethode vom rechten Weg abgebracht hat. A ber w enn er sich</text:span><text:line-break/><text:span text:style-name="T1">der Sache hingibt, w ird er wissen, dass es für jede Kategorie in</text:span><text:line-break/><text:span text:style-name="T1">der H ierarchie der Intelligenzen einen T ypus der E rklärung</text:span><text:line-break/><text:span text:style-name="T1">gibt, der ihr angepasst ist: E r w ird sich</text:span> <text:span text:style-name="T1">in ihre 'Reichweite</text:span> <text:span text:style-name="T1">begeben.</text:span><text:line-break/><text:span text:style-name="T1">A ber hier beginnt eine neue Geschichte. D er V errückte - der</text:span><text:line-break/><text:span text:style-name="T1">G ründer, wie ihn seine Sektierer nennen - b etritt die Bühne mit</text:span><text:line-break/><text:span text:style-name="T1">seinem</text:span> <text:span text:style-name="T1">Telemach, einem Buch, einem</text:span> <text:span text:style-name="T1">Ding. Nimm und lies, sagt er</text:span><text:line-break/><text:span text:style-name="T1">dem Arm en. -</text:span> <text:span text:style-name="T1">Ich kann nicht lesen,</text:span> <text:span text:style-name="T1">antw ortet der Arm e. W ie sollte</text:span><text:line-break/><text:span text:style-name="T1">ich verstehen, was in diesem Buch geschrieben steht? - Wie du</text:span><text:line-break/><text:span text:style-name="T1">bis jetzt jede Sache verstanden hast: Indem du zwei Tatsachen</text:span><text:line-break/><text:span text:style-name="T1">vergleichst. H ier eine Tatsache, die ich dir sagen w erde, der erste</text:span><text:line-break/><text:span text:style-name="T1">Satz des Buches:</text:span> <text:span text:style-name="T1">Calypso konnte nicht dieAbfahrt Odysseus’verschmerzen.</text:span><text:line-break/><text:span text:style-name="T1">W iederhole:</text:span> <text:span text:style-name="T1">Calypso</text:span><text:span text:style-name="T4">,</text:span><text:span text:style-name="T1">Calypso konnte .</text:span> <text:span text:style-name="T4">.</text:span><text:span text:style-name="T1">. H ie r n u n eine zweite Tat</text:span><text:line-break/><text:span text:style-name="T1">sache: Die W örter sind hier geschrieben. E rk en n st du nichts?</text:span><text:line-break/><text:span text:style-name="T1">34</text:span></text:p>
      <text:p text:style-name="P1"><text:span text:style-name="T1">Das erste W ort, das ich dir gesagt habe, ist Calypso, wäre es nicht</text:span><text:line-break/><text:span text:style-name="T1">auch das erste W ort auf dem Blatt? Schau es genau an, bis du</text:span><text:line-break/><text:span text:style-name="T1">sicher bist, es immer in der Masse anderer W örter wiederzuer</text:span><text:line-break/><text:span text:style-name="T1">kennen. Dafür musst du m ir alles</text:span> <text:span text:style-name="T1">sagen,</text:span> <text:span text:style-name="T1">was du hier siehst. Es</text:span><text:line-break/><text:span text:style-name="T1">gibt hier Zeichen, die eine H and auf dem Papier gezeichnet hat,</text:span><text:line-break/><text:span text:style-name="T1">von denen eine H and die Bleiletter in der Druckerei zusammen</text:span><text:line-break/><text:span text:style-name="T1">gestellt hat. Erzähle m ir dieses W ort. Gib mir die „Erzählung</text:span><text:line-break/><text:span text:style-name="T1">der Abenteuer, das heißt das Kommen und Gehen, die Umwe</text:span><text:line-break/><text:span text:style-name="T1">ge, in einem W ort die Züge der Feder, die dieses W ort auf Pa</text:span><text:line-break/><text:span text:style-name="T1">pier geschrieben hat, oder der Nadel, die auf dem Kupfer ge</text:span><text:line-break/><text:span text:style-name="T1">ritzt hat.“8 E rkennst du darin den Buchstaben O , den einer</text:span><text:line-break/><text:span text:style-name="T1">m einer Schüler - Schlosser seines Standes -</text:span> <text:span text:style-name="T1">die Runde</text:span> <text:span text:style-name="T1">nennt,</text:span><text:line-break/><text:span text:style-name="T1">den Buchstaben L, den er</text:span> <text:span text:style-name="T1">das Winkelmaß</text:span> <text:span text:style-name="T1">nennt? Erzähle mir die</text:span><text:line-break/><text:span text:style-name="T1">Form jedes Buchstabens, wie du die Formen eines unbekann</text:span><text:line-break/><text:span text:style-name="T1">ten Objekts oder Ortes beschreiben würdest. Sag nicht, dass du</text:span><text:line-break/><text:span text:style-name="T1">es nicht kannst. Du kannst sehen, du kannst sprechen, du kannst</text:span><text:line-break/><text:span text:style-name="T1">zeigen, du kannst dich erinnern. Was braucht man mehr? Eine</text:span><text:line-break/><text:span text:style-name="T1">absolute Aufmerksamkeit für das, was man sieht und wieder</text:span><text:line-break/><text:span text:style-name="T1">sieht, sagt und wieder sagt. Versuche nicht, mich zu täuschen</text:span><text:line-break/><text:span text:style-name="T1">und dich zu täuschen. Ist das wirklich das, was du gesehen hast?</text:span><text:line-break/><text:span text:style-name="T1">Was denkst du darüber?</text:span> <text:span text:style-name="T1">Bist du kein denkendes Wesen? Oder denkst</text:span><text:line-break/><text:span text:style-name="T1">du, Körper zu sein? „Der Gründer Sganarelle hat das alles geän</text:span><text:line-break/><text:span text:style-name="T1">dert (...) D u hast eine Seele wie ich.“9</text:span><text:line-break/><text:span text:style-name="T1">Es w ird danach Zeit sein, über das zu sprechen, wovon das</text:span><text:line-break/><text:span text:style-name="T1">Buch</text:span> <text:span text:style-name="T1">spricht:</text:span> <text:span text:style-name="T1">Was</text:span> <text:span text:style-name="T1">denkst</text:span> <text:span text:style-name="T1">du</text:span> <text:span text:style-name="T1">über</text:span> <text:span text:style-name="T1">Calypso,</text:span> <text:span text:style-name="T1">über</text:span> <text:span text:style-name="T1">ihren</text:span><text:line-break/><text:span text:style-name="T1">Schmerz, über eine G öttin, über einen ewigen Frühling? Zeige</text:span><text:line-break/><text:span text:style-name="T1">mir, was dich dazu bringt zu sagen, was du sagst.</text:span><text:line-break/><text:span text:style-name="T1">Das</text:span> <text:span text:style-name="T1">Buch, das ist die blockierte Flucht. Man weiß nicht, wel</text:span><text:line-break/><text:span text:style-name="T1">chen Weg der Schüler einschlagen wird. Aber man weiß, wem</text:span><text:line-break/><text:span text:style-name="T1">er nicht entkom m en wird - der Ausübung seiner Freiheit. Man</text:span><text:line-break/><text:span text:style-name="T1">weiß auch, dass der Lehrmeister nicht das Recht haben wird, sich</text:span><text:line-break/><text:span text:style-name="T1">anderswo aufzuhalten als an der Tür. Der Schüler muss alles von</text:span><text:line-break/><text:span text:style-name="T1">sich aus sehen, ohne Unterlass vergleichen und immer auf die</text:span><text:line-break/><text:span text:style-name="T1">dreifache Frage antworten: Was siehst du? Was denkst du dar</text:span><text:line-break/><text:span text:style-name="T1">über? Was machst du damit? U nd derart unendlich weiter.</text:span><text:line-break/><text:span text:style-name="T1">A ber dieses Endlose ist nicht m ehr das Geheimnis des Lehr</text:span><text:line-break/><text:span text:style-name="T1">meisters, es ist das Schreiten des Schülers. Das Buch ist abge</text:span><text:line-break/><text:span text:style-name="T1">35</text:span></text:p>
      <text:p text:style-name="P1"><text:span text:style-name="T1">schlossen. Es ist ein Ganzes, das der Schüler in der H and hält,</text:span><text:line-break/><text:span text:style-name="T1">das er vollends überblicken kann. Es gibt nichts, was der Lehr</text:span><text:line-break/><text:span text:style-name="T1">m eister ihm w egnehm en kann, und nichts, was er dem Blick</text:span><text:line-break/><text:span text:style-name="T1">des L ehrm eisters entziehen kann. D er Z irkel v erb an n t das</text:span><text:line-break/><text:span text:style-name="T1">Schum meln. U nd zuallererst diesen großen Betrug der Unfä</text:span><text:line-break/><text:span text:style-name="T1">higkeit:</text:span> <text:span text:style-name="T1">Ich kann nicht</text:span><text:span text:style-name="T4">,</text:span><text:span text:style-name="T1">ich verstehe nicht... Es gibt nichts zu verste</text:span><text:line-break/><text:span text:style-name="T1">hen. Alles ist im Buch. M an b raucht n u r zu erzählen - die</text:span><text:line-break/><text:span text:style-name="T1">Form jedes Zeichens, die A benteuer jedes Satzes, die Lehre jedes</text:span><text:line-break/><text:span text:style-name="T1">Buches. M an muss anfangen zu sprechen. Sag nicht, dass du</text:span><text:line-break/><text:span text:style-name="T1">nicht kannst. D u kannst sagen</text:span> <text:span text:style-name="T1">ich kann nicht.</text:span> <text:span text:style-name="T1">Sag statt dessen</text:span> <text:span text:style-name="T1">Calypso</text:span><text:line-break/><text:span text:style-name="T1">konnte nicht</text:span> <text:span text:style-name="T1">... und es geht los. D u bist auf der Straße, die du</text:span><text:line-break/><text:span text:style-name="T1">bereits kennst und der du n u n m eh r ohne A bschw eifung fol</text:span><text:line-break/><text:span text:style-name="T1">gen musst. Sag nicht:</text:span> <text:span text:style-name="T1">Ich kann es nicht.</text:span> <text:span text:style-name="T1">O d e r aber lerne es in</text:span><text:line-break/><text:span text:style-name="T1">der Weise der Calypso zu sagen, oder jener des Telem ach, des</text:span><text:line-break/><text:span text:style-name="T1">N arbal oder der Idomenea. D er andere Z irkel ist begonnen,</text:span><text:line-break/><text:span text:style-name="T1">derjenige der Fähigkeit. D u w irst nich t aufhören, W eisen zu</text:span><text:line-break/><text:soft-page-break/><text:span text:style-name="T1">finden,</text:span> <text:span text:style-name="T1">ich kann nicht</text:span> <text:span text:style-name="T1">zu sagen, und bald w irst du alles sagen</text:span><text:line-break/><text:span text:style-name="T1">können.</text:span><text:line-break/><text:span text:style-name="T1">Reise in einem Kreis. Man versteht, w arum die A benteuer</text:span><text:line-break/><text:span text:style-name="T1">von Odysseus’ Sohn ihr Lehrbuch und C alypso das erste W ort</text:span><text:line-break/><text:span text:style-name="T1">ist. Calypso,</text:span> <text:span text:style-name="T1">die Versteckte.</text:span> <text:span text:style-name="T1">Man muss aber gerade entdecken, dass</text:span><text:line-break/><text:span text:style-name="T1">es nichts Verstecktes gibt, keine W örter h in ter den W örtern,</text:span><text:line-break/><text:span text:style-name="T1">keine Sprache, die die W ahrheit der Sprache sagen w ürde. Man</text:span><text:line-break/><text:span text:style-name="T1">lernt Zeichen und wieder Zeichen, Sätze und wieder Sätze. Man</text:span><text:line-break/><text:span text:style-name="T1">wiederholt Sätze,</text:span> <text:span text:style-name="T1">so wie sie sind.</text:span> <text:span text:style-name="T1">M an lernt ganze Bücher auswen</text:span><text:line-break/><text:span text:style-name="T1">dig. U nd die Alte em pört sich: Das heißt bei euch also</text:span> <text:span text:style-name="T1">etwas</text:span><text:line-break/><text:span text:style-name="T1">lernen\</text:span> <text:span text:style-name="T1">Zuerst w iederholen eure K inder wie die Papageie. Sie</text:span><text:line-break/><text:span text:style-name="T1">kultivieren eine einzige Fähigkeit, das Gedächtnis, w ährend wir</text:span><text:line-break/><text:span text:style-name="T1">die Intelligenz, den Geschmack und die Einbildungskraft üben.</text:span><text:line-break/><text:span text:style-name="T1">Eure Kinder lernen</text:span> <text:span text:style-name="T1">auswendig.</text:span> <text:span text:style-name="T1">Das ist euer erster Fehler. U nd</text:span><text:line-break/><text:span text:style-name="T1">dies der zweite: Eure Kinder</text:span> <text:span text:style-name="T1">lernen</text:span> <text:span text:style-name="T1">nicht auswendig. Ih r sagt,</text:span><text:line-break/><text:span text:style-name="T1">dass es so ist, aber das ist unm öglich. Die m enschlichen G ehir</text:span><text:line-break/><text:span text:style-name="T1">ne im Allgem einen und die kindlichen im B esonderen sind</text:span><text:line-break/><text:span text:style-name="T1">unfähig zu so einer Gedächtnisleistung.</text:span><text:line-break/><text:span text:style-name="T1">Leierkastenargum ent. Rede eines Zirkels an einen anderen</text:span><text:line-break/><text:span text:style-name="T1">Zirkel. M an muss die Aussagen um drehen. D ie A lte sagt, dass</text:span><text:line-break/><text:span text:style-name="T1">das kindliche Gedächtnis zu solchen Leistungen n icht fähig ist,</text:span><text:line-break/><text:span text:style-name="T1">36</text:span></text:p>
      <text:p text:style-name="P1"><text:span text:style-name="T1">weil die Unfähigkeit im Allgemeinen ihr Losungswort ist. Sie</text:span><text:line-break/><text:span text:style-name="T1">sagt, dass das Gedächtnis etwas anderes ist als die Intelligenz</text:span><text:line-break/><text:span text:style-name="T1">oder die Einbildungskraft, weil sie von der Waffe Gebrauch</text:span><text:line-break/><text:span text:style-name="T1">macht, die denen gemein ist, die über die Unfähigkeit herrschen</text:span><text:line-break/><text:span text:style-name="T1">wollen: die Teilung. Sie hält das Gedächtnis für schwach, weil</text:span><text:line-break/><text:span text:style-name="T1">sie nicht an die Macht der menschlichen Intelligenz glaubt. Sie</text:span><text:line-break/><text:span text:style-name="T1">glaubt sie niedriger, weil sie an Niedrige und Höhere glaubt.</text:span><text:line-break/><text:span text:style-name="T1">Ihr doppeltes Argum ent ist im Grunde jenes: Es gibt N iedri</text:span><text:line-break/><text:span text:style-name="T1">gere und Höhere; die Niedrigeren können nicht, was die H ö</text:span><text:line-break/><text:span text:style-name="T1">heren können.</text:span><text:line-break/><text:span text:style-name="T1">Die Alte kennt nur das. Sie braucht das Ungleiche, aber nicht</text:span><text:line-break/><text:span text:style-name="T1">jenes Ungleiche, das sich von selbst versteht, das Eulen nach</text:span><text:line-break/><text:span text:style-name="T1">Athen trägt, das in allen Köpfen und in allen Sätzen ist. Dafür</text:span><text:line-break/><text:span text:style-name="T1">hat sie ihre sanfte Waffe, den Unterschied:</text:span> <text:span text:style-name="T1">Das ist nicht dasselbe,</text:span><text:line-break/><text:span text:style-name="T1">von diesem</text:span> <text:span text:style-name="T1">jenem ist es weit, das man kann nicht vergleichen</text:span> <text:span text:style-name="T4">...,</text:span><text:span text:style-name="T1">das Ge</text:span><text:line-break/><text:span text:style-name="T1">dächtnis ist nicht die Intelligenz; Wiederholen ist nicht Wis</text:span><text:line-break/><text:span text:style-name="T1">sen; Vergleichen ist nicht Vernunft; es gibt den G rund und die</text:span><text:line-break/><text:span text:style-name="T1">Form ... Jedes Mehl eignet sich für das Mahlen in den Mühlen</text:span><text:line-break/><text:span text:style-name="T1">der Unterscheidung. Das Argument kann sich auch m oderni</text:span><text:line-break/><text:span text:style-name="T1">sieren, zum Wissenschaftlichen und zum Humanitären neigen:</text:span><text:line-break/><text:span text:style-name="T1">Es gibt Stadien der Entwicklung der Intelligenz; eine kindliche</text:span><text:line-break/><text:span text:style-name="T1">Intelligenz ist keine Intelligenz eines Erwachsenen; man darf</text:span><text:line-break/><text:span text:style-name="T1">nicht die Intelligenz des Kindes zu sehr belasten, man riskiert</text:span><text:line-break/><text:span text:style-name="T1">damit, die Gesundheit und das Erblühen seiner Fähigkeiten zu</text:span><text:line-break/><text:span text:style-name="T1">gefährden ... Alles, was die Alte verlangt, ist, ihr ihre Ver</text:span><text:line-break/><text:span text:style-name="T1">neinungen und Unterschiede zuzugestehen: Das ist es nicht, das</text:span><text:line-break/><text:span text:style-name="T1">ist anders, das ist mehr, das ist weniger. U nd das reicht, um</text:span><text:line-break/><text:span text:style-name="T1">alle Throne der Hierarchie der Intelligenzen aufzurichten.</text:span><text:line-break/><text:span text:style-name="T1">Calypso und der Schlosser</text:span><text:line-break/><text:span text:style-name="T1">Lassen w ir sie reden. Besehen wir die Fakten. Es gibt einen</text:span><text:line-break/><text:span text:style-name="T1">Willen, der befiehlt, und eine Intelligenz, die gehorcht. Nennen</text:span><text:line-break/><text:span text:style-name="T1">w ir</text:span> <text:span text:style-name="T1">Aufmerksamkeit</text:span> <text:span text:style-name="T1">den A kt, der diese Intelligenz unter dem</text:span><text:line-break/><text:span text:style-name="T1">absoluten Zwang eines Willens schreiten lässt. Dieser A kt ist</text:span><text:line-break/><text:span text:style-name="T1">stets derselbe, ob er nun angewandt wird auf die Erkennung</text:span><text:line-break/><text:span text:style-name="T1">37</text:span></text:p>
      <text:p text:style-name="P1"><text:span text:style-name="T1">der Form eines Buchstabens, auf das M erken eines Satzes, auf</text:span><text:line-break/><text:span text:style-name="T1">das Finden eines Verhältnisses zwischen zwei mathematischen</text:span><text:line-break/><text:span text:style-name="T1">Wesen oder auf das Zusammenstellen der Elemente einer Rede.</text:span><text:line-break/><text:span text:style-name="T1">Es gibt nicht ein A ufzeichnungsverm ögen und eine andere</text:span><text:line-break/><text:span text:style-name="T1">Kraft, die versteht, eine andere, die urteilt ... D er Schlosser,</text:span><text:line-break/><text:span text:style-name="T1">der das O die Runde nennt und das L das W inkelm aß, denkt</text:span><text:line-break/><text:span text:style-name="T1">bereits in Verhältnissen. U nd</text:span> <text:span text:style-name="T1">erfinden</text:span> <text:span text:style-name="T1">ist nicht von einer ande</text:span><text:line-break/><text:span text:style-name="T1">ren O rdnung als</text:span> <text:span text:style-name="T1">sich erinnern.</text:span> <text:span text:style-name="T1">Lassen w ir die Erklärenden den</text:span><text:line-break/>„<text:span text:style-name="T1">Geschmack“ und die „Einbildungskraft“ der kleinen Herren</text:span><text:line-break/>„<text:span text:style-name="T1">bilden“, lassen wir sie über das „Genie“ der Schöpfer Abhand</text:span><text:line-break/><text:span text:style-name="T1">lungen schreiben. W ir werden uns begnügen, es so zu</text:span> <text:span text:style-name="T1">machen</text:span><text:line-break/><text:span text:style-name="T1">wie die Schöpferischen: wie Racine, der Euripides auswendig</text:span><text:line-break/><text:span text:style-name="T1">lernte, übersetzte, wiederholte und im itierte, Bossuet, der das</text:span><text:line-break/><text:span text:style-name="T1">selbe mit Tertullian machte, Rousseau m it A m yot, Boileau mit</text:span><text:line-break/><text:span text:style-name="T1">H oraz und Juvenal; wie Dem osthenes, der acht Mal Thu-</text:span><text:line-break/><text:span text:style-name="T1">kydides</text:span> <text:span text:style-name="T1">kopierte, H ooft, der zweiundfünfzig Mal Tacitus las,</text:span><text:line-break/><text:span text:style-name="T1">Seneca, der die imm er wieder erneuerte L ektüre desselben</text:span><text:line-break/><text:span text:style-name="T1">Buches empfiehlt, Haydn, der unablässig sechs Sonaten von</text:span><text:line-break/><text:span text:style-name="T1">Bach übt, Michelangelo, der dam it beschäftigt war, imm er</text:span><text:line-break/><text:span text:style-name="T1">wieder von neuem</text:span> <text:span text:style-name="T1">denselben T orso</text:span> <text:span text:style-name="T1">zu m achen10 ...</text:span> <text:span text:style-name="T1">Die</text:span><text:line-break/><text:span text:style-name="T1">Fähigkeit lässt sich nicht teilen. Es gibt nu r eine Kraft, dieje</text:span><text:line-break/><text:span text:style-name="T1">nige, zu sehen und zu sagen, aufmerksam zu sein darauf, was</text:span><text:line-break/><text:span text:style-name="T1">man sieht und was man sagt. Man lernt Sätze und wieder Sätze;</text:span><text:line-break/><text:span text:style-name="T1">man entdeckt Fakten, das heißt Verhältnisse zwischen den Din</text:span><text:line-break/><text:span text:style-name="T1">gen und wieder andere Verhältnisse, die alle von derselben</text:span><text:line-break/><text:span text:style-name="T1">N atur sind; man lernt die Buchstaben, die W örter, die Sätze,</text:span><text:line-break/><text:span text:style-name="T1">die Ideen zu kombinieren. Man wird nicht sagen, dass man die</text:span><text:line-break/><text:span text:style-name="T1">Wissenschaft erworben hat, dass man die W ahrheit kennt oder</text:span><text:line-break/><text:span text:style-name="T1">dass man ein Genie geworden ist. Aber m an w ird wissen, dass</text:span><text:line-break/><text:span text:style-name="T1">man auf intellektuellem Gebiet alles kann, was ein Mensch</text:span><text:line-break/><text:span text:style-name="T1">kann.</text:span><text:line-break/><text:span text:style-name="T1">Das soll heißen</text:span> <text:span text:style-name="T1">Alles ist in allem\</text:span> <text:span text:style-name="T1">die Tautologie der Fähigkeit.</text:span><text:line-break/><text:span text:style-name="T1">Die ganze M acht der Sprache ist im G anzen eines Buches. Die</text:span><text:line-break/><text:span text:style-name="T1">ganze Selbstkenntnis der Intelligenz liegt in der Beherrschung</text:span><text:line-break/><text:span text:style-name="T1">eines Buches, eines Kapitels, eines Satzes, eines W ortes.</text:span> <text:span text:style-name="T1">Alles</text:span><text:line-break/><text:soft-page-break/><text:span text:style-name="T1">ist in allem</text:span><text:span text:style-name="T4">,</text:span><text:span text:style-name="T1">und alles ist in Telemach, lachen die S pötter und treffen</text:span><text:line-break/><text:span text:style-name="T1">die A nhänger unvorbereitet: Ist auch alles im ersten Buch des</text:span><text:line-break/><text:span text:style-name="T1">38</text:span></text:p>
      <text:p text:style-name="P2"><text:span text:style-name="T1">Telemach?</text:span> <text:span text:style-name="T1">U n d in seinem ersten W ort? Die M athem atik, ist</text:span><text:line-break/><text:span text:style-name="T1">sie im</text:span> <text:span text:style-name="T1">Telemach? U n d im ersten W ort des</text:span> <text:span text:style-name="T1">Telemach? U nd der</text:span><text:line-break/><text:span text:style-name="T1">Schüler fühlt, wie ihm der Boden unter den Füßen wegge</text:span><text:line-break/><text:span text:style-name="T1">zogen wird, und er ruft den M eister um Hilfe: Was soll man</text:span><text:line-break/><text:span text:style-name="T1">antw orten?</text:span><text:line-break/>„<text:span text:style-name="T1">Man müsste antw orten, dass ihr glaubt, dass alle menschli</text:span><text:line-break/><text:span text:style-name="T1">chen W erke im W ort</text:span> <text:span text:style-name="T1">Calypso</text:span> <text:span text:style-name="T1">sind, da dieses W ort ein W erk</text:span><text:line-break/><text:span text:style-name="T1">der menschlichen Intelligenz ist. Derjenige, der die Bruchrech</text:span><text:line-break/><text:span text:style-name="T1">nungen gemacht hat, ist dasselbe intellektuelle Wesen, wie jener,</text:span><text:line-break/><text:span text:style-name="T1">der das W ort</text:span> <text:span text:style-name="T1">Calypso</text:span> <text:span text:style-name="T1">gemacht hat. Dieser Künstler konnte Grie</text:span><text:line-break/><text:span text:style-name="T1">chisch; er hat ein W ort gewählt, das</text:span> <text:span text:style-name="T1">listig, versteckt</text:span> <text:span text:style-name="T1">bedeutet.</text:span><text:line-break/><text:span text:style-name="T1">Dieser Künstler ähnelt jenem, der die Werkzeuge zum Schrei</text:span><text:line-break/><text:span text:style-name="T1">ben des W ortes, um das es geht, erdacht hat. Er ähnelt jenem,</text:span><text:line-break/><text:span text:style-name="T1">der das Papier gemacht hat, auf dem man schreibt, jenem, der</text:span><text:line-break/><text:span text:style-name="T1">die Federn zu diesem Gebrauch macht, jenem, der sie m it ei</text:span><text:line-break/><text:span text:style-name="T1">nem Taschenmesser schneidet, jenem, der das Messer mit Eisen</text:span><text:line-break/><text:span text:style-name="T1">gemacht hat, jenem, der das Eisen seinesgleichen verschafft, je</text:span><text:line-break/><text:span text:style-name="T1">nem, der die Tinte gemacht hat, jenem, der das W ort</text:span> <text:span text:style-name="T1">Calypso</text:span><text:line-break/><text:span text:style-name="T1">gedruckt hat, jenem, der die Druckermaschine gemacht hat,</text:span><text:line-break/><text:span text:style-name="T1">jenem, der die W irkungen dieser Maschine erklärt, jenem, der</text:span><text:line-break/><text:span text:style-name="T1">die Druckerschwärze gemacht hat etc. ... Alle Wissenschaften,</text:span><text:line-break/><text:span text:style-name="T1">alle Kunstfertigkeiten, die Anatomie und die D ynam ik etc.</text:span><text:line-break/><text:span text:style-name="T1">sind die Früchte derselben Intelligenz, die auch das W ort</text:span> <text:span text:style-name="T1">Ca</text:span><text:line-break/><text:span text:style-name="T1">lypso</text:span> <text:span text:style-name="T1">gemacht hat. Ein Philosoph, der ein unbekanntes Land</text:span><text:line-break/><text:span text:style-name="T1">betrat, erriet, dass es bew ohnt war, als er eine geometrische</text:span><text:line-break/><text:span text:style-name="T1">Figur im Sand sah. ,Seht die Schritte eines Menschen4, sagt er.</text:span><text:line-break/><text:span text:style-name="T1">Seine Kameraden glaubten ihn irre, weil die Linien, die er ih</text:span><text:line-break/><text:span text:style-name="T1">nen zeigte, nicht einem Schritt ähnelten. Die Gelehrten des fort</text:span><text:line-break/><text:span text:style-name="T1">geschrittenen 19. Jahrhunderts machen große blöde Augen,</text:span><text:line-break/><text:span text:style-name="T1">wenn man ihnen das W ort</text:span> <text:span text:style-name="T1">Calypso</text:span> <text:span text:style-name="T1">zeigt und sagt: ,Da ist der</text:span><text:line-break/><text:span text:style-name="T1">Finger des M enschen/ Ich wette, dass der Gesandte der Ecole</text:span><text:line-break/><text:span text:style-name="T1">normale von Frankreich, wenn er das W ort</text:span> <text:span text:style-name="T1">Calypso</text:span> <text:span text:style-name="T1">sieht, sa</text:span><text:line-break/><text:span text:style-name="T1">gen wird: ,Es hilft nichts, das hat nicht die Form eines Fingers/</text:span><text:line-break/><text:span text:style-name="T1">Alles ist in allem</text:span><text:span text:style-name="T4">.</text:span>“<text:span text:style-name="T1">11</text:span><text:line-break/><text:span text:style-name="T1">Alles, was</text:span> <text:span text:style-name="T1">in</text:span> <text:span text:style-name="T1">Calypso steckt, ist das: die Macht der Intelligenz,</text:span><text:line-break/><text:span text:style-name="T1">die in jeder menschlichen Erscheinung ist. Dieselbe Intelligenz</text:span><text:line-break/><text:span text:style-name="T1">m acht die N am en und m acht die m athem atischen Zeichen.</text:span><text:line-break/><text:span text:style-name="T1">39</text:span> </text:p>
      <text:p text:style-name="P2"><text:span text:style-name="T1">nicht weniger emanzipiert und die Kinder der Alten nicht we<text:line-break/>niger verdum m t (...) Die Alte verdum m t ihre Schüler nicht,<text:line-break/>weil sie sie buchstabieren lässt, sondern indem sie ihnen sagt,<text:line-break/>dass sie nicht alleine buchstabieren können; sie würde sie also<text:line-break/>nicht em anzipieren, sondern verdum m en, wenn sie sie die<text:line-break/>W örter lesen ließe, denn sie wird große Sorgfalt darauf ver<text:line-break/>wenden, ihnen zu sagen, dass ihre junge Intelligenz nicht um<text:line-break/>die Erklärungen um hin kann, die sie ihrem alten H irn ent<text:line-break/>nimmt. Es ist also nicht die Vorgangsweise, die Ganggeschwin<text:line-break/>digkeit, die A rt, die emanzipiert oder verdum m t, es ist das<text:line-break/>Prinzip. Das Prinzip der Ungleichheit, das alte Prinzip, ver<text:line-break/>dummt, was man auch anstellen mag; das Prinzip der Gleich<text:line-break/>heit, das Prinzip Jacotot emanzipiert, was auch immer die Vor<text:line-break/>gangsweise, das Buch, das Faktum ist, wobei es angewandt<text:line-break/>w ird.“13<text:line-break/>Das Problem ist, eine Intelligenz ihr selbst zu entdecken. Jede<text:line-break/>Sache kann dazu dienen. Es ist Telemach\ es kann ein Gebet oder<text:line-break/>ein Lied sein, das das Kind oder der Unwissende auswendig<text:line-break/>kann. Es gibt immer etwas, was der Unwissende weiß, und was<text:line-break/>als Term eines Vergleiches dienen kann, zu dem es möglich ist,<text:line-break/>eine neu zu erkennende Sache in Beziehung zu setzen. Es be<text:line-break/>zeugt dies der Schlosser, der große Augen macht, als man ihm<text:line-break/>sagt, dass er lesen kann. Er kennt nicht einmal die Buchstaben.<text:line-break/>Mache er sich doch die Mühe, einen Blick auf den Kalender zu<text:line-break/>werfen. Kennt er nicht die Reihenfolge der Monate und kann<text:line-break/>er nicht so Januar, Februar, März etc. erraten. Er kann ein we<text:line-break/>nig rechnen. U nd wer hindert ihn daran, langsam zu zählen,<text:line-break/>indem er den Linien folgt, um geschrieben zu erkennen, was<text:line-break/>er weiß? Er weiß, dass er Guillaume heißt und dass sein N a<text:line-break/>menstag der 16. Januar ist. Er wird wohl das W ort finden. Er<text:line-break/>weiß, dass der Februar nur 28 Tage hat. Er sieht, dass eine Spalte<text:line-break/>kürzer ist als die anderen, und er wird „28“ daran erkennen.<text:line-break/>U nd so weiter. Es gibt immer etwas, was der Lehrmeister ihm<text:line-break/>auftragen kann wiederzufinden, w orüber er ihn befragen und<text:line-break/>woran er die Arbeit seiner Intelligenz verifizieren kann.<text:line-break/>41</text:span></text:p>
      <text:p text:style-name="P1"><text:span text:style-name="T1">Der Lehrmeister und Sokrates</text:span><text:line-break/><text:span text:style-name="T1">Tatsächlich sind die zwei grundlegenden A kte des Lehrmeis</text:span><text:line-break/><text:span text:style-name="T1">ters jene: Er</text:span> <text:span text:style-name="T1">befragt, er verlangt eine Rede, das heißt eine Of</text:span><text:line-break/><text:span text:style-name="T1">fenbarung einer Intelligenz, die sich verkannte oder sich ver</text:span><text:line-break/><text:span text:style-name="T1">nachlässigte. Er verifiziert, dass die Arbeit dieser Intelligenz sich</text:span><text:line-break/><text:span text:style-name="T1">mit</text:span> <text:span text:style-name="T1">Aufmerksamkeit</text:span> <text:span text:style-name="T1">vollzieht, dass diese Rede nicht</text:span> <text:span text:style-name="T1">irgendetwas</text:span><text:line-break/><text:span text:style-name="T1">sagt, um sich dem Zwang zu entziehen. W ird man behaupten,</text:span><text:line-break/><text:span text:style-name="T1">dass es dafür eines sehr behenden und gelehrten Lehrmeisters</text:span><text:line-break/><text:span text:style-name="T1">bedarf? Im Gegenteil, das Wissen des Lehrmeisters macht es</text:span><text:line-break/><text:span text:style-name="T1">ihm schwierig, die Methode nicht zu</text:span> <text:span text:style-name="T1">verderben.</text:span> <text:span text:style-name="T1">Er kennt die Ant</text:span><text:line-break/><text:span text:style-name="T1">w ort und seine Fragen führen natürlich den Schüler dahin. Das</text:span><text:line-break/><text:span text:style-name="T1">ist das Geheimnis der</text:span> <text:span text:style-name="T1">guten</text:span> <text:span text:style-name="T1">Lehrmeister: D urch ihre Fragen</text:span><text:line-break/><text:span text:style-name="T1">leiten sie insgeheim die Intelligenz des Schülers - ausreichend</text:span><text:line-break/><text:span text:style-name="T1">diskret, um sie arbeiten zu lassen, jedoch nicht bis zu dem</text:span><text:line-break/><text:span text:style-name="T1">Punkt, wo sie sich selbst überlassen sind. In jedem Erklären</text:span><text:line-break/><text:span text:style-name="T1">den schlummert ein Sokrates. U nd man muss erkennen, wor</text:span><text:line-break/><text:soft-page-break/><text:span text:style-name="T1">in die Methode Jacotot - das heißt die M ethode des Schülers -</text:span><text:line-break/><text:span text:style-name="T1">sich radikal von der Methode des sokratischen Lehrmeisters</text:span><text:line-break/><text:span text:style-name="T1">unterscheidet. Sokrates führt durch seine Befragungen den</text:span><text:line-break/><text:span text:style-name="T1">Sklaven Menon dazu, die mathematischen W ahrheiten, die in</text:span><text:line-break/><text:span text:style-name="T1">ihm sind, zu erkennen. Es ist das vielleicht der Weg zu einem</text:span><text:line-break/><text:span text:style-name="T1">Wissen, aber keineswegs derjenige einer Em anzipation. Im</text:span><text:line-break/><text:span text:style-name="T1">Gegenteil, Sokrates muss den Sklaven bei der H and nehmen,</text:span><text:line-break/><text:span text:style-name="T1">damit dieser finden kann, was in ihm selbst steckt. Die De</text:span><text:line-break/><text:span text:style-name="T1">monstration seines Wissen ist genauso die seiner Unfähigkeit:</text:span><text:line-break/><text:span text:style-name="T1">Er wird niemals selbst gehen und übrigens verlangt auch nie</text:span><text:line-break/><text:span text:style-name="T1">mand von ihm zu gehen, außer dafür, die Lektion des Lehr</text:span><text:line-break/><text:span text:style-name="T1">meisters zu illustrieren. Sokrates befragt einen Sklaven, der</text:span><text:line-break/><text:span text:style-name="T1">dazu bestimmt ist, ein solcher zu bleiben.</text:span><text:line-break/><text:span text:style-name="T1">Der Sokratismus ist somit eine perfektionierte Form der Ver</text:span><text:line-break/><text:span text:style-name="T1">dummung. Wie jeder wissende Lehrmeister befragt Sokrates,</text:span><text:line-break/><text:span text:style-name="T1">um zu belehren. Bloß, wer einen Menschen emanzipieren will,</text:span><text:line-break/><text:span text:style-name="T1">muss ihn befragen in der Weise der M enschen und nicht in der</text:span><text:line-break/><text:span text:style-name="T1">der Wissenden, um belehrt zu werden und nicht, um zu be</text:span><text:line-break/><text:span text:style-name="T1">lehren. U nd das wird genau einzig derjenige machen, der tat</text:span><text:line-break/><text:span text:style-name="T1">sächlich nicht m ehr davon weiß als der Schüler, derjenige, der</text:span><text:line-break/><text:span text:style-name="T1">42</text:span></text:p>
      <text:p text:style-name="P1"><text:span text:style-name="T1">nicht vor ihm die Reise schon gemacht hat: der unwissende</text:span><text:line-break/><text:span text:style-name="T1">Lehrmeister. Dieser w ird nicht Gefahr laufen, dem Kind die</text:span><text:line-break/><text:span text:style-name="T1">Zeit zu ersparen, die es braucht, um das W ort</text:span> <text:span text:style-name="T1">Calypso</text:span> <text:span text:style-name="T1">zu be</text:span><text:line-break/><text:span text:style-name="T1">greifen. Aber, so wird man sagen, was geht es Calypso an, und</text:span><text:line-break/><text:span text:style-name="T1">wie überhaupt w ird es davon reden hören? Lassen wir vorerst</text:span><text:line-break/><text:span text:style-name="T1">Calypso. Aber welches Kind hat nicht vom</text:span> <text:span text:style-name="T1">Vater Unser</text:span> <text:span text:style-name="T1">gehört,</text:span><text:line-break/><text:span text:style-name="T1">kann nicht ein Gebet auswendig? In diesem Fall ist die Sache</text:span><text:line-break/><text:span text:style-name="T1">gefunden und der arme und unwissende Familienvater, der</text:span><text:line-break/><text:span text:style-name="T1">seinem Sohn lesen beibringen will, wird nicht in Verlegenheit</text:span><text:line-break/><text:span text:style-name="T1">geraten. Er wird wohl in der Nachbarschaft irgendeine freund</text:span><text:line-break/><text:span text:style-name="T1">liche Person finden, die gebildet genug ist, ihm dieses Gebet</text:span><text:line-break/><text:span text:style-name="T1">aufzuschreiben. Dam it kann der Vater oder die M utter die Bil</text:span><text:line-break/><text:span text:style-name="T1">dung des Kindes beginnen, indem er oder sie es fragt, wo das</text:span><text:line-break/><text:span text:style-name="T1">l</text:span> <text:span text:style-name="T1">ater sei.</text:span> „<text:span text:style-name="T1">Wenn das Kind aufmerksam ist, wird es sagen, dass</text:span><text:line-break/><text:span text:style-name="T1">das erste W ort, das auf dem Papier ist,</text:span> <text:span text:style-name="T1">Vater sein</text:span> <text:span text:style-name="T1">muss, da es</text:span><text:line-break/><text:span text:style-name="T1">das erste im Satz ist.</text:span> <text:span text:style-name="T1">Unser</text:span> <text:span text:style-name="T1">wird notwendigerweise das zweite</text:span><text:line-break/><text:span text:style-name="T1">W ort sein; das Kind wird diese zwei W örter vergleichen, unter</text:span><text:line-break/><text:span text:style-name="T1">scheiden, kennen, und sie überall wiedererkennen können.“14</text:span><text:line-break/><text:span text:style-name="T1">W elcher Vater oder welche M utter könnte nicht das Kind fra</text:span><text:line-break/><text:span text:style-name="T1">gen, was es sieht, was es damit macht oder was es dazu sagt,</text:span><text:line-break/><text:span text:style-name="T1">was es davon denkt, was es gesagt oder gemacht hat? In derselben</text:span><text:line-break/><text:span text:style-name="T1">Weise würde er oder sie einen Nachbarn über das Werkzeug,</text:span><text:line-break/><text:span text:style-name="T1">das der in der H and hat, und über den Gebrauch, den er da</text:span><text:line-break/><text:span text:style-name="T1">von macht, befragen. Lehren, worin man unwissend ist, be</text:span><text:line-break/><text:span text:style-name="T1">deutet ganz einfach Fragen stellen dazu, worin man unwissend</text:span><text:line-break/><text:span text:style-name="T1">ist. Man braucht kein Wissen, um derartige Fragen zu stellen.</text:span><text:line-break/><text:span text:style-name="T1">Der Unwissende kann alles fragen, und nur seine Fragen wer</text:span><text:line-break/><text:span text:style-name="T1">den für den Reisenden im Land der Zeichen wahrhafte Fragen</text:span><text:line-break/><text:span text:style-name="T1">sein, die zur autonom en Ausübung seiner Intelligenz zwingen.</text:span><text:line-break/><text:span text:style-name="T1">Gut, wird der W idersprechende sagen. Aber was die Kraft</text:span><text:line-break/><text:span text:style-name="T1">des Fragenden ausmacht, ist auch die Inkom petenz des Verifi</text:span><text:line-break/><text:span text:style-name="T1">zierenden. Wie soll er wissen, ob der Schüler nicht auf Abwe</text:span><text:line-break/><text:span text:style-name="T1">ge gelangt? D er Vater oder die M utter kann imm er vom Kind</text:span><text:line-break/><text:span text:style-name="T1">verlangen: Zeige m ir</text:span> <text:span text:style-name="T1">Vater</text:span> <text:span text:style-name="T1">oder</text:span> <text:span text:style-name="T1">Himmel.</text:span> <text:span text:style-name="T1">Aber wie können sie</text:span><text:line-break/><text:span text:style-name="T1">verifizieren, dass das Kind auch das verlangte W ort zeigt? Die</text:span><text:line-break/><text:span text:style-name="T1">Schwierigkeit w ird nur steigen können, je weiter das Kind in</text:span><text:line-break/><text:span text:style-name="T1">seinem Lernen fortschreitet - w enn es fortschreitet. Spielen</text:span><text:line-break/><text:span text:style-name="T1">43</text:span></text:p>
      <text:p text:style-name="P1"><text:span text:style-name="T1">unwissende Lehrmeister und der unwissende Schüler also nicht</text:span><text:line-break/><text:span text:style-name="T1">die Fabel vom Blinden, der den Gelähm ten führt?</text:span><text:line-break/><text:span text:style-name="T1">Die Macht des Unwissenden</text:span><text:line-break/><text:span text:style-name="T1">Fangen wir damit an, den Widersprechenden zu beruhigen: Man</text:span><text:line-break/><text:span text:style-name="T1">wird nicht aus dem Unwissenden den Besitzer einer angebore</text:span><text:line-break/><text:span text:style-name="T1">nen Wissenschaft machen, schon gar nicht einer Wissenschaft des</text:span><text:line-break/><text:span text:style-name="T1">Volkes, die der Wissenschaft der G elehrten gegenübertreten</text:span><text:line-break/><text:span text:style-name="T1">würde. Man muss wissend sein, um die Resultate der Arbeit zu</text:span><text:line-break/><text:span text:style-name="T1">beurteilen, um das Wissen des Schülers zu bestätigen. Der Un</text:span><text:line-break/><text:span text:style-name="T1">wissende hingegen wird gleichzeitig</text:span> <text:span text:style-name="T1">weniger und mehr</text:span> <text:span text:style-name="T1">machen. Er</text:span><text:line-break/><text:span text:style-name="T1">wird nicht verifizieren, was der Schüler gefunden hat, sondern</text:span><text:line-break/><text:span text:style-name="T1">er wird bestätigen, dass er gesucht hat. Er wird urteilen, ob er</text:span><text:line-break/><text:span text:style-name="T1">aufmerksam war. Folglich genügt es, Mensch zu sein, um die</text:span><text:line-break/><text:span text:style-name="T1">Tatsache der Arbeit zu beurteilen. So wie der Philosoph, der die</text:span><text:line-break/><text:span text:style-name="T1">Menschenschritte in den Linien auf dem Sand „wiedererkennt“,</text:span><text:line-break/><text:span text:style-name="T1">kann die Mutter „in den Augen, in allen Zügen ihres Kindes,</text:span><text:line-break/><text:span text:style-name="T1">wenn es irgendeine Arbeit vollbringt, wenn es die W örter eines</text:span><text:line-break/><text:span text:style-name="T1">Satzes zeigt“, sehen, „ob es aufmerksam ist bei dem, was es</text:span><text:line-break/><text:span text:style-name="T1">macht.“15Was der unwissende Lehrmeister von seinem Schüler</text:span><text:line-break/><text:span text:style-name="T1">verlangen muss, ist zu beweisen, dass er m it Aufmerksamkeit</text:span><text:line-break/><text:span text:style-name="T1">studiert hat. Ist das wenig? Dann seht, welch unendliche Aufga</text:span><text:line-break/><text:span text:style-name="T1">be diese Anforderung für den Schüler mit sich bringt. Seht auch</text:span><text:line-break/><text:span text:style-name="T1">die Intelligenz, die sie dem unwissenden Prüfer verleihen kann:</text:span><text:line-break/>„<text:span text:style-name="T1">Wer hindert diese</text:span> <text:span text:style-name="T1">unwissende</text:span> <text:span text:style-name="T1">aber</text:span> <text:span text:style-name="T1">emanzipierte</text:span> <text:span text:style-name="T1">M utter, jedes Mal,</text:span><text:line-break/><text:span text:style-name="T1">wenn sie fragt, wo</text:span> <text:span text:style-name="T1">Vater</text:span> <text:span text:style-name="T1">ist, zu bemerken, ob das Kind immer</text:span><text:line-break/><text:span text:style-name="T1">auf dasselbe W ort zeigt; was steht dem entgegen, dass sie dieses</text:span><text:line-break/><text:span text:style-name="T1">W ort verdeckt und fragt: Welches ist das W ort, das unter mei</text:span><text:line-break/><text:span text:style-name="T1">nem Finger ist? Etc. etc.“16</text:span><text:line-break/><text:span text:style-name="T1">Frommes Bild, Hausfrauenrezept ... So hat der offizielle</text:span><text:line-break/><text:span text:style-name="T1">Sprecher des Stammes der Erklärenden darüber geurteilt:</text:span> „<text:span text:style-name="T1">Man</text:span><text:line-break/><text:span text:style-name="T1">kann lehren, worin man unwissend ist, ist noch so eine Haushalts</text:span><text:line-break/><text:span text:style-name="T1">maxime.“17Man wird darauf antw orten, dass die „mütterliche</text:span><text:line-break/><text:span text:style-name="T1">Intuition“ hier keinerlei häusliches Privileg ausübt. Der Fin</text:span><text:line-break/><text:span text:style-name="T1">ger, der das W ort</text:span> <text:span text:style-name="T1">Vater</text:span> <text:span text:style-name="T1">verdeckt, ist derselbe, der</text:span> <text:span text:style-name="T1">in</text:span> <text:span text:style-name="T1">Calypso,</text:span><text:line-break/><text:span text:style-name="T1">44</text:span></text:p>
      <text:p text:style-name="P1"><text:span text:style-name="T1">der Versteckten oder Listigen, ist: das Zeichen der menschli</text:span><text:line-break/><text:span text:style-name="T1">chen Intelligenz, die elementarste List der Vernunft - die w ahr</text:span><text:line-break/><text:span text:style-name="T1">haftige, die jedem Einzelnen eigen ist und allen gemein, diese</text:span><text:line-break/><text:span text:style-name="T1">Vernunft, die sich exemplarisch dort zeigt, wo das Wissen des</text:span><text:line-break/><text:span text:style-name="T1">Unwissenden und die Unwissenheit des Lehrmeisters, indem</text:span><text:line-break/><text:span text:style-name="T1">sie gleich werden, die Stärken der intellektuellen Gleichheit</text:span><text:line-break/><text:span text:style-name="T1">demonstrieren. „Der Mensch ist ein Tier, das sehr genau er</text:span><text:line-break/><text:span text:style-name="T1">kennt, wenn derjenige, der spricht, nicht weiß, was er sagt ...</text:span><text:line-break/><text:span text:style-name="T1">Diese Fähigkeit ist das Band, das die Menschen verbindet.“18Die</text:span><text:line-break/><text:soft-page-break/><text:span text:style-name="T1">Praxis des unwissenden Lehrmeisters ist nicht der einfache N ot</text:span><text:line-break/><text:span text:style-name="T1">behelf des Arm en, der weder Zeit noch Geld noch Wissen für</text:span><text:line-break/><text:span text:style-name="T1">die Bildung seiner Kinder hat. Sie ist die äußerst wichtige Er</text:span><text:line-break/><text:span text:style-name="T1">fahrung, die die reinen Mächte der Vernunft dort befreit, wo</text:span><text:line-break/><text:span text:style-name="T1">die Wissenschaft ihr keine Hilfe m ehr leistet. Was ein Unwis</text:span><text:line-break/><text:span text:style-name="T1">sender einmal kann, können alle Unwissenden immer. Denn</text:span><text:line-break/><text:span text:style-name="T1">es gibt keine Hierarchie in der Unwissenheit. Und was die U n</text:span><text:line-break/><text:span text:style-name="T1">wissenden und die Wissenden gleichermaßen können, das ist</text:span><text:line-break/><text:span text:style-name="T1">das, was man die Macht des intelligenten Wesens als solches</text:span><text:line-break/><text:span text:style-name="T1">nennen kann.</text:span><text:line-break/><text:span text:style-name="T1">Macht der Gleichheit, die zugleich Macht der Zweiheit und</text:span><text:line-break/><text:span text:style-name="T1">der Gem einschaft ist. Es gibt keine Intelligenz dort, wo es</text:span><text:line-break/><text:span text:style-name="T1">Anhäufung gibt,</text:span> <text:span text:style-name="T1">Aneinanderbinden</text:span> <text:span text:style-name="T1">von Verstand an Verstand. Es</text:span><text:line-break/><text:span text:style-name="T1">gibt Intelligenz da, wo jeder Einzelne handelt, erzählt, was er</text:span><text:line-break/><text:span text:style-name="T1">macht, und die M ittel bereitstellt, die W irklichkeit seiner Tat</text:span><text:line-break/><text:span text:style-name="T1">zu verifizieren. Die zwischen zwei Intelligenzen platzierte ge</text:span><text:line-break/><text:span text:style-name="T1">meinsame Sache ist das Pfand dieser Gleichheit, und dies in</text:span><text:line-break/><text:span text:style-name="T1">zweierlei Hinsicht. Eine materielle Sache ist zuerst „die einzige</text:span><text:line-break/><text:span text:style-name="T1">Brücke der K om m unikation zwischen zwei Geistern“.19 Die</text:span><text:line-break/><text:span text:style-name="T1">Brücke ist Übergang, aber auch bewahrte Distanz. Die Mate</text:span><text:line-break/><text:span text:style-name="T1">rialität des Buches hält zwei Geister auf gleiche Distanz, wäh</text:span><text:line-break/><text:span text:style-name="T1">rend die Erklärung die Vernichtung der einen durch die ande</text:span><text:line-break/><text:span text:style-name="T1">re ist. A ber die Sache ist auch eine imm er verfügbare Instanz</text:span><text:line-break/><text:span text:style-name="T1">der materiellen Verifizierung: Die Kunst des unwissenden Prü</text:span><text:line-break/><text:span text:style-name="T1">fers besteht darin, „den Geprüften auf materielle Objekte, auf</text:span><text:line-break/><text:span text:style-name="T1">in einem Buch geschriebene Sätze und W örter zurückzuver</text:span><text:line-break/><text:span text:style-name="T1">weisen, auf eine</text:span> <text:span text:style-name="T1">Sache,</text:span> <text:span text:style-name="T1">die er m it seinen Sinnen verifizieren</text:span><text:line-break/><text:span text:style-name="T1">kann“.20 D er Geprüfte ist im m er einer Verifizierung am offe</text:span><text:line-break/><text:span text:style-name="T1">45</text:span></text:p>
      <text:p text:style-name="P1"><text:span text:style-name="T1">nen Buch, an der M aterialität jedes W ortes, der Kurve jedes</text:span><text:line-break/><text:span text:style-name="T1">Zeichens verpflichtet. Die Sache, das Buch, verbannt zugleich</text:span><text:line-break/><text:span text:style-name="T1">den Betrug der Unfähigkeit als auch des Wissens. Deshalb wird</text:span><text:line-break/><text:span text:style-name="T1">der unwissende Lehrmeister bei Gelegenheit seine Kompetenz</text:span><text:line-break/><text:span text:style-name="T1">dahin erweitern, nicht das Wissen des kleinen belehrten Herrn</text:span><text:line-break/><text:span text:style-name="T1">zu verifizieren, sondern die Aufm erksam keit, die er dafür auf</text:span><text:line-break/><text:span text:style-name="T1">bringt, was er sagt und tut. „Sie können dadurch sogar einem</text:span><text:line-break/><text:span text:style-name="T1">Nachbarn, der sich, durch Um stände, die von seinem Willen</text:span><text:line-break/><text:span text:style-name="T1">unabhängig sind, gezwungen sieht, seinen Sohn ins Gymnasi</text:span><text:line-break/><text:span text:style-name="T1">um zu schicken, einen Dienst erweisen. W enn der Nachbar Sie</text:span><text:line-break/><text:span text:style-name="T1">bittet, das Wissen des kleinen Gymnasiasten zu prüfen, wer</text:span><text:line-break/><text:span text:style-name="T1">den Sie keineswegs wegen dieses Hilfegesuchs in Verlegenheit</text:span><text:line-break/><text:span text:style-name="T1">geraten, obwohl Sie nicht studiert haben. Was lernen Sie, mein</text:span><text:line-break/><text:span text:style-name="T1">kleiner Freund?, werden Sie das Kind fragen. - Griechisch. -</text:span><text:line-break/><text:span text:style-name="T1">Was? - Hesiop. - Was? - Die Fabeln. - Welche kennen Sie? -</text:span><text:line-break/><text:span text:style-name="T1">Die erste. - Wo ist das erste W ort? - H ier. - Geben Sie mir</text:span><text:line-break/><text:span text:style-name="T1">Ihr Buch. Sagen Sie mir das vierte W ort auf. Schreiben Sie es.</text:span><text:line-break/><text:span text:style-name="T1">Was Sie geschrieben haben, schaut nicht dem vierten W ort des</text:span><text:line-break/><text:span text:style-name="T1">Buches gleich. Nachbar, der Kleine weiß nicht, was er zu wissen</text:span><text:line-break/><text:span text:style-name="T1">behauptet. Das ist ein Beweis, dass es ihm an Aufmerksamkeit</text:span><text:line-break/><text:span text:style-name="T1">gefehlt hat, als er studiert hat oder als er zeigte, was er zu wissen</text:span><text:line-break/><text:span text:style-name="T1">vorgab. Raten Sie ihm zu studieren, ich werde wiederkommen</text:span><text:line-break/><text:span text:style-name="T1">und werde Ihnen sagen, ob er Griechisch lernt, das ich nicht kann,</text:span><text:line-break/><text:span text:style-name="T1">das ich nicht einmal lesen kann.“21</text:span><text:line-break/><text:span text:style-name="T1">So kann der unwissende Lehrmeister den Wissenden wie den</text:span><text:line-break/><text:span text:style-name="T1">Unwissenden bilden: indem er verifiziert, dass er kontinuierlich</text:span><text:line-break/><text:span text:style-name="T1">sucht. Wer sucht, findet immer. Er findet nicht notwendiger</text:span><text:line-break/><text:span text:style-name="T1">weise, was er sucht, noch weniger, was er finden soll. Aber er</text:span><text:line-break/><text:span text:style-name="T1">findet irgendetwas Neues, das er m it der</text:span> <text:span text:style-name="T1">Sache</text:span> <text:span text:style-name="T1">in Beziehung</text:span><text:line-break/><text:span text:style-name="T1">bringt, die er bereits kennt. Das Wesentliche ist die kontinuier</text:span><text:line-break/><text:span text:style-name="T1">liche Wachsamkeit, diese Aufmerksamkeit, die niemals nachlässt,</text:span><text:line-break/><text:span text:style-name="T1">ohne dass sich die Unvernunft einstellt - w orin der Wissende</text:span><text:line-break/><text:span text:style-name="T1">sich ebenso wie der Unwissende auszeichnet. Lehrmeister ist</text:span><text:line-break/><text:span text:style-name="T1">derjenige, der den Sucher auf</text:span> <text:span text:style-name="T1">seinem</text:span> <text:span text:style-name="T1">Weg bleiben lässt, auf dem</text:span><text:line-break/><text:span text:style-name="T1">er alleine sucht und nicht aufhört zu suchen.</text:span><text:line-break/><text:span text:style-name="T1">46</text:span></text:p>
      <text:p text:style-name="P1"><text:span text:style-name="T1">Man muss aber, um diese Suche zu bestätigen, noch wissen,</text:span><text:line-break/><text:span text:style-name="T1">was suchen bedeutet. U nd darin liegt der Kern der Methode.</text:span><text:line-break/><text:span text:style-name="T1">Um den anderen zu emanzipieren, muss man selbst emanzi</text:span><text:line-break/><text:span text:style-name="T1">piert sein. Man muss sich selbst als Reisenden des Geistes ver</text:span><text:line-break/><text:span text:style-name="T1">stehen, ähnlich allen anderen Reisenden, als intellektuelles Sub</text:span><text:line-break/><text:span text:style-name="T1">jekt, das an der gemeinsamen Fähigkeit der intellektuellen</text:span><text:line-break/><text:span text:style-name="T1">Wesen teilhat.</text:span><text:line-break/><text:span text:style-name="T1">Wie gelangt man zu dieser Selbstkenntnis? „Ein Bauer, ein</text:span><text:line-break/><text:span text:style-name="T1">Handwerker (Familienvater) wird sich intellektuell emanzipie</text:span><text:line-break/><text:span text:style-name="T1">ren, wenn er daran denkt, was er in der gesellschaftlichen O rd</text:span><text:line-break/><text:span text:style-name="T1">nung ist und macht.“22 Die Sache wird demjenigen einfach und</text:span><text:line-break/><text:span text:style-name="T1">sogar allzu einfach erscheinen, der das Gewicht des alten Ge</text:span><text:line-break/><text:span text:style-name="T1">bots verkennt, das die Philosophie durch die Stimme Platons</text:span><text:line-break/><text:span text:style-name="T1">dem Handw erker als Schicksal aufgegeben hat: Kümmere dich</text:span><text:line-break/><text:span text:style-name="T1">um nichts anderes als um</text:span> <text:span text:style-name="T1">deine eigene Angelegenheit,</text:span> <text:span text:style-name="T1">welche nicht</text:span><text:line-break/><text:span text:style-name="T1">die ist, irgendetwas zu denken, sondern einfach diese Sache zu</text:span><text:line-break/><text:span text:style-name="T1">machen, die die Bestimmung deines Seins erschöpft; wenn du</text:span><text:line-break/><text:span text:style-name="T1">Schuster bist, mach Schuhe und zeuge Kinder, die auch Schu</text:span><text:line-break/><text:span text:style-name="T1">he machen werden. N icht dir befiehlt das delphische Orakel,</text:span><text:line-break/><text:span text:style-name="T1">sich selbst zu erkennen. Und selbst wenn die verspielte G ott</text:span><text:line-break/><text:span text:style-name="T1">heit sich damit amüsieren würde, der Seele deines Kindes ein</text:span><text:line-break/><text:span text:style-name="T1">wenig Gold des Denkens beizumengen, liegt es an der gülde</text:span><text:line-break/><text:span text:style-name="T1">nen Rasse, an den W ächtern der Stadt, dieses Kind aufzuzie</text:span><text:line-break/><text:span text:style-name="T1">hen, um aus ihm einen der ihren zu machen.</text:span><text:line-break/><text:span text:style-name="T1">Das Zeitalter des Fortschritts hat sicherlich die Starrheit des</text:span><text:line-break/><text:span text:style-name="T1">alten</text:span> <text:span text:style-name="T1">Gebots umwerfen wollen. Mit den Enzyklopädisten</text:span><text:line-break/><text:span text:style-name="T1">wünscht es, dass nichts mehr, selbst das W erk der Handwerker,</text:span><text:line-break/><text:span text:style-name="T1">durch bloße Routine gemacht werde. U nd es weiß, dass es kei</text:span><text:line-break/><text:span text:style-name="T1">nen gesellschaftlichen Akteur gibt, so unbedeutend er auch sei,</text:span><text:line-break/><text:span text:style-name="T1">der nicht zugleich ein denkendes Wesen ist. Der Bürger Destutt-</text:span><text:line-break/><text:span text:style-name="T1">Tracy hat in der Morgenröte des neuen Jahrhunderts daran er</text:span><text:line-break/><text:span text:style-name="T1">innert: „Jeder Mensch, der spricht, hat einen Begriff von der</text:span><text:line-break/><text:span text:style-name="T1">Ideenlehre, der Grammatik, der Logik und der Redekunst. Je</text:span><text:line-break/><text:span text:style-name="T1">der Mensch, der handelt, hat seine Prinzipien in privater und</text:span><text:line-break/><text:span text:style-name="T1">gesellschaftlicher Moral. Jedes Wesen, das bloß vegetiert, hat seine</text:span><text:line-break/><text:span text:style-name="T2">Die Angelegenheitjedes Einzelnen</text:span><text:line-break/><text:span text:style-name="T1">47</text:span></text:p>
      <text:p text:style-name="P2"><text:span text:style-name="T1">Begriffe von Physik und vom Rechnen; und einfach dadurch,</text:span><text:line-break/><text:span text:style-name="T1">dass er mit seinesgleichen lebt, hat er seine kleine Sammlung hi</text:span><text:line-break/><text:span text:style-name="T1">storischer Fakten und seine Weise, darüber zu urteilen.“23</text:span><text:line-break/><text:span text:style-name="T1">Unmöglich also, dass die Schuster nur Schuhe machen und</text:span><text:line-break/><text:span text:style-name="T1">dass sie nicht auch, auf ihre Weise, G ram m atiker, Moralisten</text:span><text:line-break/><text:span text:style-name="T1">oder Physiker sind. U nd hierin steckt das erste Problem; so</text:span><text:line-break/><text:span text:style-name="T1">lange die H andw erker und die Bauern zu ihren Begriffen der</text:span><text:line-break/><text:soft-page-break/><text:span text:style-name="T1">Moral, der M athematik oder der Physik nach der Routine ih</text:span><text:line-break/><text:span text:style-name="T1">rer Um welt oder durch den Zufall ihrer Begegnungen kom</text:span><text:line-break/><text:span text:style-name="T1">men, wird der geordnete Gang des Fortschritts zweifach durch</text:span><text:line-break/><text:span text:style-name="T1">kreuzt werden: verlangsamt durch die Gewohnheitsmenschen</text:span><text:line-break/><text:span text:style-name="T1">und die Abergläubischen oder gestört durch den Eifer der Ge</text:span><text:line-break/><text:span text:style-name="T1">walttätigen. Es ist daher notwendig, dass ein M inim um an Un</text:span><text:line-break/><text:span text:style-name="T1">terweisung, die den Prinzipien der Vernunft, der Wissenschaft</text:span><text:line-break/><text:span text:style-name="T1">und des allgemeinen Interesses folgt, gesunde Begriffe in die</text:span><text:line-break/><text:span text:style-name="T1">Köpfe bringt, welche andernfalls falsche Begriffe bilden wür</text:span><text:line-break/><text:span text:style-name="T1">den. Und es versteht sich von selbst, dass diese Unternehm ung</text:span><text:line-break/><text:span text:style-name="T1">umso gewinnträchtiger sein wird, je m ehr sie den Sohn des</text:span><text:line-break/><text:span text:style-name="T1">Bauern oder Handwerkers seinem natürlichen Milieu entfrem</text:span><text:line-break/><text:span text:style-name="T1">det, das diese falschen Ideen produziert. A ber diese Evidenz</text:span><text:line-break/><text:span text:style-name="T1">stößt sogleich auf Widerspruch: Das Kind, das der Routine und</text:span><text:line-break/><text:span text:style-name="T1">dem Aberglauben entzogen werden muss, muss dennoch zu</text:span><text:line-break/><text:span text:style-name="T1">seiner Tätigkeit und seinen Verhältnissen zurückkehren. Und</text:span><text:line-break/><text:span text:style-name="T1">das Zeitalter des Fortschritts war sich, von seinem Anbeginn</text:span><text:line-break/><text:span text:style-name="T1">an, über die tödliche Gefahr im Klaren, die besteht, wenn man</text:span><text:line-break/><text:span text:style-name="T1">das Kind des Volkes von den Verhältnissen, denen es zugedacht</text:span><text:line-break/><text:span text:style-name="T1">ist, und von den Ideen, die in diesen Verhältnissen ihren U r</text:span><text:line-break/><text:span text:style-name="T1">sprung haben, trennt. Es ist auch in diesem W iderspruch ge</text:span><text:line-break/><text:span text:style-name="T1">fangen: Man weiß jetzt, dass die Wissenschaften alle von einfa</text:span><text:line-break/><text:span text:style-name="T1">chen Prinzipien abhängen und in Reichweite aller Geister sind,</text:span><text:line-break/><text:span text:style-name="T1">die sich ihrer bemächtigen wollen, vorausgesetzt, sie folgen der</text:span><text:line-break/><text:span text:style-name="T1">richtigen Methode. Aber dieselbe N atur, die sich allen Geistern</text:span><text:line-break/><text:span text:style-name="T1">öffnet, will eine gesellschaftliche O rdnung, in der die Klassen</text:span><text:line-break/><text:span text:style-name="T1">getrennt sind und in der die Individuen sich an den gesellschaft</text:span><text:line-break/><text:span text:style-name="T1">lichen Stand anpassen, der ihnen bestim m t ist.</text:span><text:line-break/><text:span text:style-name="T1">Die Lösung, die man für diesen W iderspruch gefunden hat,</text:span><text:line-break/><text:span text:style-name="T1">ist die geordnete Ausgewogenheit von U nterw eisung und Bil</text:span><text:line-break/><text:span text:style-name="T1">48</text:span> </text:p>
      <text:p text:style-name="P2"><text:span text:style-name="T1">dung, die Verteilung der Rollen, die dem Schulmeister und<text:line-break/>dem Familienvater zufallen. Der eine verjagt durch die Auf<text:line-break/>klärung der Unterweisung die falschen Ideen, die das Kind von<text:line-break/>seinem Nährmilieu hat, der andere verjagt durch die Erziehung<text:line-break/>das extravagante Streben, das der Schüler aus seinem jungen<text:line-break/>Wissen hervorgehen lassen möchte, und erinnert ihn an die Ver<text:line-break/>hältnisse der Seinen. Der Familienvater, der unfähig ist, aus sei<text:line-break/>ner Routinetätigkeit heraus für die intellektuelle Unterweisung<text:line-break/>seines Sohnes zu sorgen, ist hingegen mächtig genug, ihn durch<text:line-break/>W ort und Tat die Tugend zu lehren, die darin besteht, sich in<text:line-break/>seinen Verhältnissen zu bescheiden. Die Familie ist zugleich der<text:line-break/>H ort intellektueller Unfähigkeit und ethischer Objektivität.<text:line-break/>Dieser doppelte Charakter übersetzt sich in eine doppelte Be<text:line-break/>schränkung des Selbstbewusstseins des Handwerkers: Das Be<text:line-break/>wusstsein davon, was er macht, hängt von einer Wissenschaft<text:line-break/>ab, die nicht die seine ist; das Bewusstsein davon, was er ist,<text:line-break/>bringt ihn dahin zurück, nichts anderes als seine eigenen A n<text:line-break/>gelegenheiten zu verfolgen.<text:line-break/>Einfach ausgedrückt: Die harmonische Ausgewogenheit von<text:line-break/>Unterweisung und Erziehung ist jene einer doppelten Verdum<text:line-break/>mung. Dem ist die Emanzipation genau entgegengesetzt, die<text:line-break/>jedem Menschen mögliche Bewusstwerdung seiner N atur als in<text:line-break/>tellektuelles Subjekt, die umgedrehte cartesianische Formel der<text:line-break/>Gleichheit: „Descartes sagte: Ich denke, also bin ich\ und dieser schö<text:line-break/>ne Gedanke dieses großen Philosophen ist eines der Prinzipien<text:line-break/>des universellen Unterrichts. Wir drehen seinen Gedanken um<text:line-break/>und sagen: Ich bin Mensch, also denke ich.“ Die Umkehrung schließt<text:line-break/>das Subjekt Mensch in die Gleichheit des cogito mit ein. Das Den<text:line-break/>ken ist kein A ttribut der denkenden Substanz, es ist ein A ttri<text:line-break/>but der Menschheit. U m das „Erkenne dich selbst“ in ein Prinzip<text:line-break/>der Emanzipation jedes menschlichen Wesens umzuwandeln,<text:line-break/>muss man entgegen dem platonischen Verbot eine der Fanta<text:line-break/>sieetymologien des Kratylos ins Spiel bringen: Der Mensch, der<text:line-break/>anthropos, ist das Wesen, das untersucht, was es sieht, das sich in dieser<text:line-break/>Reflexion über seine Tätigkeit erkennt.24 Die ganze Praxis des<text:line-break/>universellen Unterrichts lässt sich in der Frage zusammenfassen:<text:line-break/>Was denkst du? All seine Macht liegt im Bewusstsein der Eman<text:line-break/>49 </text:span></text:p>
      <text:p text:style-name="P2"><text:span text:style-name="T1">zipation, das er beim Lehrmeister aktualisiert und beim Schü</text:span><text:line-break/><text:span text:style-name="T1">ler anregt. Der Vater wird seinen Sohn emanzipieren können,</text:span><text:line-break/><text:span text:style-name="T1">wenn er damit beginnt, sich selbst zu erkennen, das heißt die</text:span><text:line-break/><text:span text:style-name="T1">intellektuellen Tätigkeiten, deren Subjekt er ist, zu untersuchen,</text:span><text:line-break/><text:span text:style-name="T1">die Weise, in der er bei diesen Tätigkeiten von seiner Macht als</text:span><text:line-break/><text:span text:style-name="T1">denkendem Wesen Gebrauch macht, zu bemerken. Das Eman</text:span><text:line-break/><text:span text:style-name="T1">zipationsbewusstsein ist zuerst die Bestandsaufnahme der intel</text:span><text:line-break/><text:span text:style-name="T1">lektuellen Kompetenzen des Unwissenden. Er versteht seine</text:span><text:line-break/><text:span text:style-name="T1">Sprache. Er versteht es auch, sie zu benutzen, um gegen seinen</text:span><text:line-break/><text:span text:style-name="T1">Zustand zu protestieren oder um diejenigen zu befragen, die dar</text:span><text:line-break/><text:span text:style-name="T1">über mehr wissen als er oder die glauben, m ehr zu wissen. Er</text:span><text:line-break/><text:span text:style-name="T1">kennt seinen Beruf, seine Werkzeuge und ihren Gebrauch: Wenn</text:span><text:line-break/><text:span text:style-name="T1">nötig, wäre er imstande, sie zu perfektionieren. Er muss begin</text:span><text:line-break/><text:span text:style-name="T1">nen, über diese Fähigkeiten und die Weise, in der er sie erwor</text:span><text:line-break/><text:span text:style-name="T1">ben hat, nachzudenken.</text:span><text:line-break/><text:span text:style-name="T1">Gehen wir diese Überlegung genau durch. Es handelt sich</text:span><text:line-break/><text:span text:style-name="T1">nicht darum, das Wissen der H and oder des Volkes, die Intel</text:span><text:line-break/><text:span text:style-name="T1">ligenz des Werkzeugs und des Arbeiters der Wissenschaft der</text:span><text:line-break/><text:span text:style-name="T1">Schulen oder der Rhetorik der Eliten gegenüberzustellen. Es</text:span><text:line-break/><text:span text:style-name="T1">geht nicht darum zu fragen, wer das siebentorige Theben er</text:span><text:line-break/><text:span text:style-name="T1">baut hat, um für die Erbauer und Produzenten einen Platz in</text:span><text:line-break/><text:span text:style-name="T1">der gesellschaftlichen Rangordnung zu fordern. Es handelt sich</text:span><text:line-break/><text:span text:style-name="T1">im Gegenteil darum zu erkennen, dass es nicht zwei Intelli</text:span><text:line-break/><text:span text:style-name="T1">genzen gibt, dass jedes W erk der menschlichen Kunstfertigkeit</text:span><text:line-break/><text:span text:style-name="T1">ein Praktizieren derselben intellektuellen V irtualitäten ist.</text:span><text:line-break/><text:span text:style-name="T1">Überall handelt es sich darum zu beobachten, zu vergleichen,</text:span><text:line-break/><text:span text:style-name="T1">zu kombinieren, zu machen und zu verstehen, wie man es ge</text:span><text:line-break/><text:span text:style-name="T1">macht hat. Überall ist diese Überlegung, diese Rückkehr zu</text:span><text:line-break/><text:span text:style-name="T1">sich selbst möglich, die nicht die reine K ontem plation einer</text:span><text:line-break/><text:span text:style-name="T1">Denksubstanz ist, sondern die unbedingte Aufmerksamkeit auf</text:span><text:line-break/><text:span text:style-name="T1">seine intellektuellen Tätigkeiten, auf den Weg, den sie zurück</text:span><text:line-break/><text:span text:style-name="T1">legen, und auf die M öglichkeit, auf dem selben Weg fortzu</text:span><text:line-break/><text:span text:style-name="T1">schreiten, indem man dieselbe Intelligenz auf Eroberung neu</text:span><text:line-break/><text:span text:style-name="T1">er Gebiete schickt. Verdum m t bleibt derjenige, der das Werk</text:span><text:line-break/><text:span text:style-name="T1">der Arbeiterhand und des N ährvolkes den W olken der Rhe</text:span><text:line-break/><text:span text:style-name="T1">torik gegenüberstellt. Die H erstellung von W olken ist ein</text:span><text:line-break/><text:span text:style-name="T1">W erk der menschlichen Kunstfertigkeit, das ebenso viel - nicht</text:span><text:line-break/><text:span text:style-name="T1">50</text:span></text:p>
      <text:p text:style-name="P1"><text:span text:style-name="T1">mehr und nicht weniger - Arbeit, intellektuelle Aufmerksam</text:span><text:line-break/><text:span text:style-name="T1">keit verlangt wie das Fabrizieren von Schuhen und Schlössern.</text:span><text:line-break/><text:span text:style-name="T1">Monsieur Lerminier, Mitglied der Académie française, schreibt</text:span><text:line-break/><text:span text:style-name="T1">eine Abhandlung über die intellektuelle Unfähigkeit des Vol</text:span><text:line-break/><text:span text:style-name="T1">kes. Aber ein V erdum m ter ist weder ein D um m er noch ein</text:span><text:line-break/><text:span text:style-name="T1">Nichtsnutz. U nd w ir wären unsererseits verdummt, wenn wir</text:span><text:line-break/><text:span text:style-name="T1">nicht in diesen Abhandlungen dieselbe Kunst, dieselbe Intelli</text:span><text:line-break/><text:span text:style-name="T1">genz, dieselbe Arbeit sehen würden wie jene, die das Holz, den</text:span><text:line-break/><text:soft-page-break/><text:span text:style-name="T1">Stein oder das Leder formt. N ur in der Anerkennung der</text:span> <text:span text:style-name="T1">Arbeit</text:span><text:line-break/><text:span text:style-name="T1">von M onsieur Lerminier können wir die</text:span> <text:span text:style-name="T1">Intelligenz</text:span> <text:span text:style-name="T1">anerkennen,</text:span><text:line-break/><text:span text:style-name="T1">die im bescheidensten W erk offenbart wird. „Die armen Dörf</text:span><text:line-break/><text:span text:style-name="T1">lerinnen der Um gebung von Grenoble arbeiten, um H and</text:span><text:line-break/><text:span text:style-name="T1">schuhe zu machen; man zahlt ihnen dreißig Sous das Dutzend.</text:span><text:line-break/><text:span text:style-name="T1">Seit sie emanzipiert sind, machen sie sich daran, einen gutge</text:span><text:line-break/><text:span text:style-name="T1">machten Handschuh anzuschauen, zu studieren und zu ver</text:span><text:line-break/><text:span text:style-name="T1">stehen. Sie werden den Sinn jedes</text:span> <text:span text:style-name="T1">Satzes, jedes</text:span> <text:span text:style-name="T1">Wortes</text:span> <text:span text:style-name="T1">dieses</text:span><text:line-break/><text:span text:style-name="T1">Handschuhs erraten. Am Ende werden sie ebenso gut sprechen</text:span><text:line-break/><text:span text:style-name="T1">wie die Frauen der Stadt, die sieben Francs das Dutzend ver</text:span><text:line-break/><text:span text:style-name="T1">dienen. Es handelt sich nur darum, eine Sprache zu lernen, die</text:span><text:line-break/><text:span text:style-name="T1">man m it der Schere, m it einer Nadel und mit Zwirn spricht.</text:span><text:line-break/><text:span text:style-name="T1">Es geht (in den menschlichen Gesellschaften) immer nur dar</text:span><text:line-break/><text:span text:style-name="T1">um, eine Sprache zu verstehen und zu sprechen.“25</text:span><text:line-break/><text:span text:style-name="T1">Die materielle Idealität der Sprache weist jede Gegenüberstel</text:span><text:line-break/><text:span text:style-name="T1">lung zwischen einer goldenen Rasse und einer eisernen Rasse,</text:span><text:line-break/><text:span text:style-name="T1">weist jede Hierarchie - und sei sie auch auf den Kopf gestellt -</text:span><text:line-break/><text:span text:style-name="T1">zwischen den Menschen, die zum Handwerk, und jenen, die</text:span><text:line-break/><text:span text:style-name="T1">zur Ausübung des Denkens bestimmt sind, zurück. Jedes W erk</text:span><text:line-break/><text:span text:style-name="T1">der Sprache lässt sich in derselben Weise verstehen und erklä</text:span><text:line-break/><text:span text:style-name="T1">ren. Deshalb kann der Unwissende, sobald er sich selbst</text:span> <text:span text:style-name="T1">erkannt</text:span><text:line-break/><text:span text:style-name="T1">hat, das Suchen seines Sohnes im Buch, das er selbst nicht lesen</text:span><text:line-break/><text:span text:style-name="T1">kann, überprüfen: Er kennt die</text:span> <text:span text:style-name="T1">Gegenstände</text:span> <text:span text:style-name="T1">nicht, die er bear</text:span><text:line-break/><text:span text:style-name="T1">beitet, wenn sein Sohn ihm jedoch sagt, wie er damit verfährt,</text:span><text:line-break/><text:span text:style-name="T1">wird er erkennen, ob er das Suchen bewerkstelligen kann. Denn</text:span><text:line-break/><text:span text:style-name="T1">er weiß, was</text:span> <text:span text:style-name="T1">suchen</text:span> <text:span text:style-name="T1">heißt, und er braucht nur eine Sache von</text:span><text:line-break/><text:span text:style-name="T1">seinem Sohn zu verlangen, nämlich seine W orte und Sätze so</text:span><text:line-break/><text:span text:style-name="T1">zu drehen und zu wenden, wie er selbst seine Werkzeuge dreht</text:span><text:line-break/><text:span text:style-name="T1">und wendet, wenn er sucht.</text:span><text:line-break/><text:span text:style-name="T1">51</text:span></text:p>
      <text:p text:style-name="P1"><text:span text:style-name="T1">Das Buch -</text:span> <text:span text:style-name="T1">Telemach</text:span> <text:span text:style-name="T1">oder ein anderes</text:span> <text:span text:style-name="T1">das zwischen zwei In</text:span><text:line-break/><text:span text:style-name="T1">telligenzen platziert ist, fasst diese ideale Gemeinschaft zusam-</text:span><text:line-break/><text:span text:style-name="T1">I</text:span> <text:span text:style-name="T1">men, die sich der Materialität der Dinge einschreibt. Das Buch</text:span><text:line-break/><text:span text:style-name="T1">/j/die Gleichheit der Intelligenzen. Deshalb schrieb dasselbe phi</text:span><text:line-break/><text:span text:style-name="T1">losophische Gebot dem Handw erker vor, sich nur um seine An</text:span><text:line-break/><text:span text:style-name="T1">gelegenheit zu küm mern, und verurteilte die Demokratie des</text:span><text:line-break/><text:span text:style-name="T1">Buches. Der platonische Philosoph als König stellte der leben</text:span><text:line-break/><text:span text:style-name="T1">digen Rede den toten Buchstaben des Buches gegenüber, dem</text:span><text:line-break/><text:span text:style-name="T1">materialisierten Denken, das den M enschen der Materie zur</text:span><text:line-break/><text:span text:style-name="T1">Verfügung steht, dem gleichzeitig stum m en und nur allzu ge</text:span><text:line-break/><text:span text:style-name="T1">schwätzigen Diskurs, der sich aufs Geratewohl bei denen zeigt,</text:span><text:line-break/><text:span text:style-name="T1">deren Angelegenheit es nicht ist, ausschließlich zu denken. Das</text:span><text:line-break/><text:span text:style-name="T1">Erklärprivileg ist nur das Kleingeld dieses Verbotes. Und das</text:span><text:line-break/><text:span text:style-name="T1">Privileg, das die „Methode Jacotot“ dem Buch, der Handhabung</text:span><text:line-break/><text:span text:style-name="T1">der Zeichen, der M nemotechnik verleiht, ist die genaue Um</text:span><text:line-break/><text:span text:style-name="T1">kehrung der Hierarchie der Geister, die bei Platon durch die</text:span><text:line-break/><text:span text:style-name="T1">Kritik der Schrift sanktioniert wurde.26 Das Buch besiegelt das</text:span><text:line-break/><text:span text:style-name="T1">neue Verhältnis zwischen zwei Unwissenden, die sich nunmehr</text:span><text:line-break/><text:span text:style-name="T1">als Intelligenzen wissen. Und dieses neue Verhältnis stößt das ver</text:span><text:line-break/><text:span text:style-name="T1">dummende Verhältnis der intellektuellen Unterweisung und der</text:span><text:line-break/><text:span text:style-name="T1">moralischen Erziehung um. Anstelle der disziplinierenden In</text:span><text:line-break/><text:span text:style-name="T1">stanz der Erziehung tritt die der Em anzipation auf, die den Va</text:span><text:line-break/><text:span text:style-name="T1">ter oder die M utter befähigt, für sein/ihr Kind den Platz des</text:span><text:line-break/><text:span text:style-name="T1">unwissenden Lehrmeisters einzunehmen, in dem sich der unbe</text:span><text:line-break/><text:span text:style-name="T1">dingte Anspruch des Willens verkörpert. U nbedingter An</text:span><text:line-break/><text:span text:style-name="T1">spruch: Der emanzipierende Vater ist kein Pädagoge Bieder</text:span><text:line-break/><text:span text:style-name="T1">mann, er ist ein unnachgiebiger Lehrmeister. Das emanzipato-</text:span><text:line-break/><text:span text:style-name="T1">rische Gebot kennt keine Kompromisse. Es gebietet absolut über</text:span><text:line-break/><text:span text:style-name="T1">ein Subjekt, das es für fähig hält, sich selbst zu befehlen. Der Sohn</text:span><text:line-break/><text:span text:style-name="T1">wird im Buch die Gleichheit der Intelligenzen verifizieren, so</text:span><text:line-break/><text:span text:style-name="T1">fern der Vater oder die M utter die Radikalität seiner Suche ve</text:span><text:line-break/><text:span text:style-name="T1">rifiziert. Die familiäre Zelle ist also nicht m ehr der O rt einer</text:span><text:line-break/><text:span text:style-name="T1">Rückkehr, die den Handwerker auf das Bewusstsein seiner Nich</text:span><text:line-break/><text:span text:style-name="T1">tigkeit zurückwirft. Sie ist der O rt eines neuen Bewusstseins, ei</text:span><text:line-break/><text:span text:style-name="T1">ner Selbstüberschreitung, die die „eigene Angelegenheit“ jedes</text:span><text:line-break/><text:span text:style-name="T1">Einzelnen bis zu dem Punkt ausdehnt, w o sie die volle Ausübung</text:span><text:line-break/><text:span text:style-name="T1">der gemeinsamen Vernunft ist.</text:span><text:line-break/><text:span text:style-name="T1">52</text:span></text:p>
      <text:p text:style-name="P1"><text:span text:style-name="T1">Der Blinde und sein Hund</text:span><text:line-break/><text:span text:style-name="T1">Denn es geht doch darum, genau dies zu verifizieren: die prin</text:span><text:line-break/><text:span text:style-name="T1">zipielle Gleichheit der sprechenden Wesen. Indem er den Wil</text:span><text:line-break/><text:span text:style-name="T1">len seines Sohnes zwingt, verifiziert der arme Familienvater,</text:span><text:line-break/><text:span text:style-name="T1">dass sein Sohn dieselbe Intelligenz hat, dass er sucht - wie er</text:span><text:line-break/><text:span text:style-name="T1">selbst; und was der Sohn im Buch sucht, ist die Intelligenz des</text:span><text:line-break/><text:span text:style-name="T1">jenigen, der das Buch geschrieben hat, um zu verifizieren, dass</text:span><text:line-break/><text:span text:style-name="T1">die Intelligenz genau so wie die seinige vorgeht. Diese Gegen</text:span><text:line-break/><text:span text:style-name="T1">seitigkeit ist das H erz der emanzipatorischen Methode, das</text:span><text:line-break/><text:span text:style-name="T1">Prinzip einer neuen Philosophie, die der Gründer, indem er</text:span><text:line-break/><text:span text:style-name="T1">zwei griechische W örter m iteinander gekoppelt hat,</text:span> <text:span text:style-name="T1">Panekastik</text:span><text:line-break/><text:span text:style-name="T1">genannt hat, weil sie das</text:span> <text:span text:style-name="T1">Gan%e</text:span> <text:span text:style-name="T1">der menschlichen Intelligenz in</text:span><text:line-break/><text:span text:style-name="T1">jeder</text:span> <text:span text:style-name="T1">intellektuellen Erscheinung sucht. Wahrscheinlich hat das</text:span><text:line-break/><text:span text:style-name="T1">dieser Gutsbesitzer nicht recht verstanden, der seinen G ärtner</text:span><text:line-break/><text:span text:style-name="T1">nach Löwen schickte, um ihn zum Ausbilder seines Sohnes</text:span><text:line-break/><text:span text:style-name="T1">machen zu lassen. Man hat keine besonderen pädagogischen</text:span><text:line-break/><text:span text:style-name="T1">Leistungen von einem emanzipierten Gärtner zu erwarten oder</text:span><text:line-break/><text:span text:style-name="T1">überhaupt von</text:span> <text:span text:style-name="T1">einem</text:span> <text:span text:style-name="T1">unwissenden Lehrmeister.</text:span> <text:span text:style-name="T1">Was ein</text:span><text:line-break/><text:span text:style-name="T1">Emanzipierter wesentlich kann, ist, Emanzipierender zu sein:</text:span><text:line-break/><text:span text:style-name="T1">nicht den Schlüssel zum Wissen geben, sondern das Bewusst</text:span><text:line-break/><text:span text:style-name="T1">sein davon, was eine Intelligenz kann, wenn sie sich allen ande</text:span><text:line-break/><text:span text:style-name="T1">ren gleich und jede andere als ihr gleich betrachtet.</text:span><text:line-break/><text:span text:style-name="T1">Die Emanzipation ist das Bewusstsein von dieser Gleichheit,</text:span><text:line-break/><text:span text:style-name="T1">dieser Gegenseitigkeit, die einzig der Intelligenz erlaubt, sich</text:span><text:line-break/><text:span text:style-name="T1">durch</text:span> <text:span text:style-name="T1">Verifizierung</text:span> <text:span text:style-name="T1">zu</text:span> <text:span text:style-name="T1">aktualisieren.</text:span> <text:span text:style-name="T1">Was das Volk</text:span> <text:span text:style-name="T1">ver</text:span><text:line-break/><text:span text:style-name="T1">dummt, ist nicht der Mangel an Unterweisung, sondern der</text:span><text:line-break/><text:span text:style-name="T1">Glaube an die M inderwertigkeit seiner Intelligenz. U nd was</text:span><text:line-break/><text:span text:style-name="T1">die „Niedrigeren“ verdum m t, verdum m t gleichfalls die „Hö</text:span><text:line-break/><text:span text:style-name="T1">heren“. Denn nur derjenige bestätigt seine Intelligenz, der zu</text:span><text:line-break/><text:span text:style-name="T1">seinesgleichen spricht, derjenige, der fähig ist, die Gleichheit</text:span><text:line-break/><text:span text:style-name="T1">der zwei Intelligenzen zu verifizieren. Folglich verdammt sich</text:span><text:line-break/><text:span text:style-name="T1">der höhere Geist dazu, nicht von den Niedrigeren gehört zu</text:span><text:line-break/><text:soft-page-break/><text:span text:style-name="T1">werden. Er versichert sich seiner Intelligenz nur, um diejeni</text:span><text:line-break/><text:span text:style-name="T1">gen abzuwerten und auszuschließen, die ihm die Anerkennung</text:span><text:line-break/><text:span text:style-name="T1">zurückgeben könnten. Seht diesen Gelehrten, der</text:span> <text:span text:style-name="T1">weiß,, dass der</text:span><text:line-break/><text:span text:style-name="T1">weibliche Verstand m inderwertig ist im Vergleich zum männ-</text:span><text:line-break/><text:span text:style-name="T1">53</text:span></text:p>
      <text:p text:style-name="P1"><text:span text:style-name="T1">liehen, er bringt sein Dasein hauptsächlich damit zu, mit ei</text:span><text:line-break/><text:span text:style-name="T1">nem Wesen Konversation zu führen, das ihn nicht verstehen</text:span><text:line-break/><text:span text:style-name="T1">kann: „Welch Intimität! Welch Süße im Liebesgeflüster! In der</text:span><text:line-break/><text:span text:style-name="T1">Ehe! In den Familien! Derjenige, der spricht ist niemals sicher,</text:span><text:line-break/><text:span text:style-name="T1">verstanden zu werden. Er hat Verstand und ein Herz! Einen</text:span><text:line-break/><text:span text:style-name="T1">großen Verstand! Ein so sensibles Herz! A ber der Kadaver, an</text:span><text:line-break/><text:span text:style-name="T1">den die soziale Kette ihn oder sie gekettet hat! Leider, leider!“27</text:span><text:line-break/><text:span text:style-name="T1">Wird man sagen, dass die Bewunderung seiner Schüler und der</text:span><text:line-break/><text:span text:style-name="T1">Außenwelt ihn über dieses häusliche U nglück hinwegtrösten</text:span><text:line-break/><text:span text:style-name="T1">wird? Aber was ist das Urteil eines niedrigeren Verstandes über</text:span><text:line-break/><text:span text:style-name="T1">einen höheren Verstand wert? „Sagen Sie diesem Dichter: Ich</text:span><text:line-break/><text:span text:style-name="T1">war sehr glücklich über Ihr letztes W erk; er wird Ihnen mit</text:span><text:line-break/><text:span text:style-name="T1">gespitzten Lippen antworten: Sie beehren mich</text:span> <text:span text:style-name="T1">sehr,</text:span> <text:span text:style-name="T1">das heißt:</text:span><text:line-break/><text:span text:style-name="T1">Mein Teurer, ich kann nicht vom Beifall Ihrer geringen Intel</text:span><text:line-break/><text:span text:style-name="T1">ligenz geschmeichelt sein.“28</text:span><text:line-break/><text:span text:style-name="T1">Aber dieser Glaube an die intellektuelle Ungleichheit und</text:span><text:line-break/><text:span text:style-name="T1">an die Höherwertigkeit der eigenen Intelligenz ist nicht al</text:span><text:line-break/><text:span text:style-name="T1">lein Sache der Gelehrten und der vornehm en Dichter. Seine</text:span><text:line-break/><text:span text:style-name="T1">Kraft schöpft er aus der Tatsache, dass er die ganze Bevölke</text:span><text:line-break/><text:span text:style-name="T1">rung durchzieht, und das gerade durch den Anschein der Be</text:span><text:line-break/><text:span text:style-name="T1">scheidenheit selbst. „Ich kann n ich t“, erklärt Ihnen dieser</text:span><text:line-break/><text:span text:style-name="T1">Unwissende, den Sie auffordern, sich zu bilden, „ich bin nur</text:span><text:line-break/><text:span text:style-name="T1">ein Arbeiter“. Verstehen Sie recht, was es da alles in diesem</text:span><text:line-break/><text:span text:style-name="T1">Syllogismus gibt. Zuerst, „ich kann n ich t“ bedeutet „ich will</text:span><text:line-break/><text:span text:style-name="T1">nicht; warum sollte ich mich anstrengen?“. Was auch heißen</text:span><text:line-break/><text:span text:style-name="T1">soll: Ich könnte wahrscheinlich, denn ich bin intelligent; aber</text:span><text:line-break/><text:span text:style-name="T1">ich bin Arbeiter: Leute wie ich können nicht; mein Nachbar</text:span><text:line-break/><text:span text:style-name="T1">kann nicht. U nd was würde es m ir nützen, wo ich doch mit</text:span><text:line-break/><text:span text:style-name="T1">Dumm köpfen zu tun habe?</text:span><text:line-break/><text:span text:style-name="T1">So funktioniert der Glaube an die Ungleichheit. Kein höherer</text:span><text:line-break/><text:span text:style-name="T1">Geist, der nicht einen noch höheren fände, um ihn zu ernied</text:span><text:line-break/><text:span text:style-name="T1">rigen; kein niederer Geist, der nicht einen noch niedrigeren</text:span><text:line-break/><text:span text:style-name="T1">fände, um ihn zu verachten. Der Professorentalar von Löwen</text:span><text:line-break/><text:span text:style-name="T1">ist eine geringe Sache in Paris. U nd der H andw erker von Pa</text:span><text:line-break/><text:span text:style-name="T1">ris</text:span> <text:span text:style-name="T1">miß,</text:span> <text:span text:style-name="T1">wie minderwertig im Vergleich zu ihm die Handwer</text:span><text:line-break/><text:span text:style-name="T1">ker der Provinz sind, die wiederum wissen, wie rückständig</text:span><text:line-break/><text:span text:style-name="T1">die Bauern sind. An dem Tag, an dem diese denken werden,</text:span><text:line-break/><text:span text:style-name="T1">54</text:span></text:p>
      <text:p text:style-name="P1"><text:span text:style-name="T1">dass sie die Dinge kennen, und der Talar von Paris einen H ohl</text:span><text:line-break/><text:span text:style-name="T1">kopf verbirgt, w ird der Kreis geschlossen sein. Die universelle</text:span><text:line-break/><text:span text:style-name="T1">H öherwertigkeit der Niedrigeren wird sich mit der universel</text:span><text:line-break/><text:span text:style-name="T1">len Niedrigkeit der H öheren vereinigen, um eine Welt zu bil</text:span><text:line-break/><text:span text:style-name="T1">den, wo keine Intelligenz sich in ihresgleichen wiedererkennen</text:span><text:line-break/><text:span text:style-name="T1">kann. Die V ernunft geht dort verloren, wo ein Mensch zu ei</text:span><text:line-break/><text:span text:style-name="T1">nem anderen Menschen spricht, der ihm nicht antworten kann.</text:span><text:line-break/>„<text:span text:style-name="T1">Es gibt kein schöneres, kein lehrreicheres Schauspiel als einen</text:span><text:line-break/><text:span text:style-name="T1">Menschen, der spricht. Aber der Zuhörer muss sich das Recht</text:span><text:line-break/><text:span text:style-name="T1">bewahren, darüber nachzudenken, was er gerade gehört hat, und</text:span><text:line-break/><text:span text:style-name="T1">der Sprecher muss ihn dazu einladen (...) Der H örer muss also</text:span><text:line-break/><text:span text:style-name="T1">prüfen, ob der Sprecher in diesem M oment Vernunft besitzt,</text:span><text:line-break/><text:span text:style-name="T1">ob er den Weg der Vernunft verlässt oder wieder zur Vernunft</text:span><text:line-break/><text:span text:style-name="T1">kommt. O hne diese autorisierte Verifizierung, die durch die</text:span><text:line-break/><text:span text:style-name="T1">Gleichheit der Intelligenzen selbst erfordert wird, sehe ich in</text:span><text:line-break/><text:span text:style-name="T1">einem Gespräch nichts anderes als einen Diskurs zwischen ei</text:span><text:line-break/><text:span text:style-name="T1">nem Blinden und seinem H und.“29</text:span><text:line-break/><text:span text:style-name="T1">Als A ntw ort auf die Fabel vom Blinden und dem Gelähm</text:span><text:line-break/><text:span text:style-name="T1">ten ist der zu seinem H und sprechende Blinde die Lehrfabel</text:span><text:line-break/><text:span text:style-name="T1">der Welt der ungleichen Intelligenzen. Man sieht, dass es um</text:span><text:line-break/><text:span text:style-name="T1">die Philosophie und Menschheit geht, und nicht um Rezepte</text:span><text:line-break/><text:span text:style-name="T1">für Kinderpädagogik. Der universelle U nterricht ist zualler</text:span><text:line-break/><text:span text:style-name="T1">erst die universelle Bestätigung des Gleichen, die alle Emanzi</text:span><text:line-break/><text:span text:style-name="T1">pierten, all jene erfahren können, die sich als Menschen den</text:span><text:line-break/><text:span text:style-name="T1">ken, die allen anderen gleich sind.</text:span><text:line-break/><text:span text:style-name="T1">Alles ist in allem</text:span><text:line-break/><text:span text:style-name="T1">Alles ist in allem. Die Tautologie der Fähigkeit ist jene der Gleich</text:span><text:line-break/><text:span text:style-name="T1">heit, diejenige, die den Finger der Intelligenz in jedem Menschen</text:span><text:line-break/><text:span text:style-name="T1">werk sucht. Das ist der Sinn dieser Übung, die Baptiste Froussard</text:span><text:line-break/><text:span text:style-name="T1">in Staunen versetzte, den Mann des Fortschritts und Direktor</text:span><text:line-break/><text:span text:style-name="T1">der Grenobler Schule, der nach Löwen kam, um die zwei Söh</text:span><text:line-break/><text:span text:style-name="T1">ne des Abgeordneten Casimir Perier zu begleiten. Als Mitglied</text:span><text:line-break/><text:span text:style-name="T1">der</text:span> <text:span text:style-name="T1">Gesellschaftfür Unterrichtsmethoden</text:span> <text:span text:style-name="T1">hatte Baptiste Froussard be</text:span><text:line-break/><text:span text:style-name="T1">reits vom universellen U nterricht gehört und musste in der</text:span><text:line-break/><text:span text:style-name="T1">55</text:span></text:p>
      <text:p text:style-name="P1"><text:span text:style-name="T1">Klasse von Mademoiselle Marcellis Ü bungen wiedererkennen,</text:span><text:line-break/><text:span text:style-name="T1">von denen sein Präsident, M onsieur de Lasteyrie, der Gesellschaft</text:span><text:line-break/><text:span text:style-name="T1">erzählt hatte. Er sah also junge Mädchen, die der Gewohnheit</text:span><text:line-break/><text:span text:style-name="T1">gemäß Aufsätze in 15 M inuten verfertigten, die einen über</text:span> <text:span text:style-name="T1">den</text:span><text:line-break/><text:span text:style-name="T1">letzten Menschen,</text:span> <text:span text:style-name="T1">die anderen über</text:span> <text:span text:style-name="T1">die Rückkehr des Exilierten, und die</text:span><text:line-break/><text:span text:style-name="T1">über diese Themen, wie ihm der G ründer versicherte, Literatur</text:span><text:line-break/><text:span text:style-name="T1">stücke schrieben, „die die schönsten Seiten unserer besten Auto</text:span><text:line-break/><text:span text:style-name="T1">ren</text:span> <text:span text:style-name="T1">nicht verunzieren würden“.</text:span> <text:span text:style-name="T1">Diese Behauptung traf auf die lebhaf</text:span><text:line-break/><text:span text:style-name="T1">testen Vorbehalte der gebildeten Besucher. Aber Monsieur</text:span><text:line-break/><text:span text:style-name="T1">Jacotot hatte ein Mittel gefunden, sie zu überzeugen: Da sie of</text:span><text:line-break/><text:span text:style-name="T1">fenbar selbst zu den besten Schriftstellern ihrer Zeit gehörten,</text:span><text:line-break/><text:span text:style-name="T1">hatten sie sich bloß derselben Prüfung zu unterziehen und den</text:span><text:line-break/><text:span text:style-name="T1">Schülerinnen die Möglichkeit zum Vergleich zu geben. Mon</text:span><text:line-break/><text:span text:style-name="T1">sieur de Lasteyrie, der das Jahr 1793 erlebt hatte, stellte sich frei</text:span><text:line-break/><text:span text:style-name="T1">willig für diese Übung zur Verfügung. N icht so Monsieur</text:span><text:line-break/><text:span text:style-name="T1">Guigniaut, Abgesandter der Ecole normale von Paris, der kei</text:span><text:line-break/><text:span text:style-name="T1">nen Finger in</text:span> <text:span text:style-name="T1">Calypso</text:span> <text:span text:style-name="T1">gesehen hatte, dafür in einem Aufsatz das</text:span><text:line-break/><text:span text:style-name="T1">unverzeihliche Fehlen eines Zirkumflexes über</text:span> <text:span text:style-name="T1">avitn.</text:span> <text:span text:style-name="T1">Zur Prü</text:span><text:line-break/><text:span text:style-name="T1">fung eingeladen, war er mit einer Stunde Verspätung erschienen</text:span><text:line-break/><text:span text:style-name="T1">und für den nächsten Tag wiederbestellt worden. Aber er hatte</text:span><text:line-break/><text:span text:style-name="T1">am Nachmittag die Postkutsche nach Paris genommen, in sei</text:span><text:line-break/><text:span text:style-name="T1">nem Gepäck als Beweisstück das /, das so schändlich um seinen</text:span><text:line-break/><text:span text:style-name="T1">Zirkumflex gebracht worden war.</text:span><text:line-break/><text:span text:style-name="T1">Nach der Lesung der Aufsätze hatte Baptiste Froussard an</text:span><text:line-break/><text:span text:style-name="T1">den Improvisationsveranstaltungen teilgenommen. Das war ein</text:span><text:line-break/><text:span text:style-name="T1">wesentlicher Bestandteil des universellen Unterrichts: lernen,</text:span><text:line-break/><text:soft-page-break/><text:span text:style-name="T1">über jedes Thema zu sprechen, aufs Geratew ohl, mit einem</text:span><text:line-break/><text:span text:style-name="T1">Anfang, einer Entwicklung und einem Ende. Lernen zu im</text:span><text:line-break/><text:span text:style-name="T1">provisieren, das war zuerst</text:span> <text:span text:style-name="T1">lernen, sich zj&lt; besiegen, diesen Stolz zu</text:span><text:line-break/><text:span text:style-name="T1">besiegen, der sich als Bescheidenheit tarnt, um seine Unfähig</text:span><text:line-break/><text:span text:style-name="T1">keit zu erklären, vor dem anderen zu sprechen - das heißt sei</text:span><text:line-break/><text:span text:style-name="T1">ne Weigerung, sich dessen Urteil zu unterwerfen. Das bedeu</text:span><text:line-break/><text:span text:style-name="T1">tete weiters lernen, zu beginnen und zu enden, sich selbst zu</text:span><text:line-break/><text:span text:style-name="T1">einem</text:span> <text:span text:style-name="T1">Ganzem</text:span> <text:span text:style-name="T1">zu machen, die Sprache in einen Kreis einzuschlie</text:span><text:line-break/><text:span text:style-name="T1">ßen. So hatten zwei Schülerinnen selbstbewusst über den</text:span> <text:span text:style-name="T1">Tod</text:span><text:line-break/><text:span text:style-name="T1">desAtheisten</text:span> <text:span text:style-name="T1">improvisiert, woraufhin M onsieur Jacotot, um diese</text:span><text:line-break/><text:span text:style-name="T1">traurigen Gedanken zu verjagen, eine andere Schülerin bat, über</text:span><text:line-break/><text:span text:style-name="T1">56</text:span></text:p>
      <text:p text:style-name="P1"><text:span text:style-name="T1">den</text:span> <text:span text:style-name="T1">Flug einer' Fliege</text:span> <text:span text:style-name="T1">zu improvisieren. Im Saal verbreitete sich</text:span><text:line-break/><text:span text:style-name="T1">H eiterkeit, aber M onsieur Jacotot korrigierte: Es handle sich</text:span><text:line-break/><text:span text:style-name="T1">nicht darum zu lachen, man müsse</text:span> <text:span text:style-name="T1">sprechen.</text:span> <text:span text:style-name="T1">U nd zu diesem</text:span><text:line-break/><text:span text:style-name="T1">luftigen Them a sagte eine junge Person während achteinhalb</text:span><text:line-break/><text:span text:style-name="T1">M inuten charm ante Dinge und zog Vergleiche, die voller Gra</text:span><text:line-break/><text:span text:style-name="T1">zie und Frische der Einbildungskraft waren.</text:span><text:line-break/><text:span text:style-name="T1">Baptiste Froussard nahm auch an einer M usikstunde teil.</text:span><text:line-break/><text:span text:style-name="T1">Monsieur Jacotot bat ihn um Fragmente französischer Dich</text:span><text:line-break/><text:span text:style-name="T1">tung, zu denen die jungen Schülerinnen Melodien mit Beglei</text:span><text:line-break/><text:span text:style-name="T1">tung improvisierten, und die sie entzückend interpretierten.</text:span><text:line-break/><text:span text:style-name="T1">Mehrmals noch kam er zu Mademoiselle Marcellis und trug</text:span><text:line-break/><text:span text:style-name="T1">selbst auf, Aufsätze über Moral und Metaphysik zu verfassen,</text:span><text:line-break/><text:span text:style-name="T1">die alle mit bewundernswerter Einfachheit und mit Talent aus</text:span><text:line-break/><text:span text:style-name="T1">geführt wurden. Aber eine Übung erstaunte ihn am meisten.</text:span><text:line-break/><text:span text:style-name="T1">Eines Tages wandte sich Monsieur Jacotot folgendermaßen an</text:span><text:line-break/><text:span text:style-name="T1">die Schülerinnen: „Meine Damen, Sie wissen, dass in jedem</text:span><text:line-break/><text:span text:style-name="T1">menschlichen W erk Kunst ist; in einer Dampfmaschine wie in</text:span><text:line-break/><text:span text:style-name="T1">einem Kleid; in einem literarischen W erk wie in einem Schuh.</text:span><text:line-break/><text:span text:style-name="T1">Nun, Sie werden m ir einen Aufsatz über die Kunst im Allge</text:span><text:line-break/><text:span text:style-name="T1">meinen verfassen, indem Sie Ihre W örter, Ihre Ausdrücke, Ihre</text:span><text:line-break/><text:span text:style-name="T1">Gedanken an diese oder jene Passage der Autoren anschließen,</text:span><text:line-break/><text:span text:style-name="T1">die man Ihnen anzeigen wird, um alles rechtfertigen und veri</text:span><text:line-break/><text:span text:style-name="T1">fizieren zu können.“30</text:span><text:line-break/><text:span text:style-name="T1">Man bringt also Baptiste Froussard verschiedene Werke und</text:span><text:line-break/><text:span text:style-name="T1">er selbst trägt der einen eine Passage der</text:span> <text:span text:style-name="T1">Athalie</text:span> <text:span text:style-name="T1">auf, jener ein</text:span><text:line-break/><text:span text:style-name="T1">Kapitel der Grammatik; anderen eine Passage von Bossuet, wie</text:span><text:line-break/><text:span text:style-name="T1">der anderen ein Kapitel der Geographie, die Abteilung über</text:span><text:line-break/><text:span text:style-name="T1">die A rithm etik von Lacroix und so weiter. Er wartete nicht</text:span><text:line-break/><text:span text:style-name="T1">lange auf das Ergebnis dieses sonderbaren Experiments über</text:span><text:line-break/><text:span text:style-name="T1">so wenig vergleichbare Dinge. Nach einer halben Stunde w ur</text:span><text:line-break/><text:span text:style-name="T1">de er von einem neuen Erstaunen erfasst, als er die Qualität</text:span><text:line-break/><text:span text:style-name="T1">der Aufsätze, die man vor seinen Augen verfertigt hatte, und</text:span><text:line-break/><text:span text:style-name="T1">der im provisierten Kom m entare, die sie rechtfertigten, ver</text:span><text:line-break/><text:span text:style-name="T1">nahm. Er bewunderte besonders eine Erklärung der</text:span> <text:span text:style-name="T1">Kunst</text:span> <text:span text:style-name="T1">an</text:span><text:line-break/><text:span text:style-name="T1">hand der Passage der</text:span> <text:span text:style-name="T1">Athalie,</text:span> <text:span text:style-name="T1">begleitet von einer</text:span> <text:span text:style-name="T1">Rechtfertigung</text:span> <text:span text:style-name="T1">oder</text:span><text:line-break/><text:span text:style-name="T1">Verifizierung, die seiner M einung nach der glänzendsten Litera</text:span><text:line-break/><text:span text:style-name="T1">turvorlesung vergleichbar war, die er jemals gehört hatte.</text:span><text:line-break/><text:span text:style-name="T1">57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7T16:52:05.129000000</meta:creation-date>
    <dc:date>2023-12-27T16:55:59.346000000</dc:date>
    <meta:editing-duration>PT3M54S</meta:editing-duration>
    <meta:editing-cycles>1</meta:editing-cycles>
    <meta:document-statistic meta:table-count="0" meta:image-count="0" meta:object-count="0" meta:page-count="10" meta:paragraph-count="26" meta:word-count="9378" meta:character-count="56280" meta:non-whitespace-character-count="46923"/>
    <meta:generator>LibreOffice/7.3.7.2$Windows_X86_64 LibreOffice_project/e114eadc50a9ff8d8c8a0567d6da8f454beeb84f</meta:generator>
  </office:meta>
</office:document-meta>
</file>